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erif"/>
    <style:font-face style:name="Helvetica Neue" svg:font-family="'Helvetica Neue', Helvetica, Arial, sans-serif"/>
    <style:font-face style:name="Lohit Devanagari1" svg:font-family="'Lohit Devanagari'"/>
    <style:font-face style:name="Menlo" svg:font-family="Menlo, Monaco, Consolas, 'Courier New', monospace"/>
    <style:font-face style:name="Raleway" svg:font-family="Raleway"/>
    <style:font-face style:name="Roboto" svg:font-family="Roboto, sans-serif"/>
    <style:font-face style:name="Source Code Pro" svg:font-family="'Source Code Pro', Consolas, 'Bitstream Vera Sans Mono', 'Courier New', Courier, monospace"/>
    <style:font-face style:name="monospace" svg:font-family="monospace"/>
    <style:font-face style:name="var font-family--heading" svg:font-family="'var font-family--heading'"/>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0a281d"/>
    </style:style>
    <style:style style:name="P2" style:family="paragraph" style:parent-style-name="Text_20_body">
      <style:paragraph-properties fo:text-align="start" style:justify-single-word="false"/>
      <style:text-properties fo:font-variant="normal" fo:text-transform="none" fo:color="#000000" style:font-name="monospace" fo:font-size="12pt" fo:letter-spacing="normal" fo:font-style="normal" fo:font-weight="bold" officeooo:paragraph-rsid="001b7fe6" style:font-weight-asian="bold" style:font-weight-complex="bold"/>
    </style:style>
    <style:style style:name="P3" style:family="paragraph" style:parent-style-name="Text_20_body">
      <style:text-properties fo:font-variant="normal" fo:text-transform="none" fo:color="#222635" style:font-name="Helvetica Neue" fo:font-size="14pt" fo:letter-spacing="normal" fo:font-style="normal" fo:font-weight="bold" style:font-size-asian="14pt" style:font-weight-asian="bold" style:font-size-complex="14pt" style:font-weight-complex="bold"/>
    </style:style>
    <style:style style:name="P4" style:family="paragraph" style:parent-style-name="Text_20_body">
      <style:paragraph-properties fo:text-align="start" style:justify-single-word="false"/>
      <style:text-properties fo:font-size="14pt" fo:font-weight="bold" officeooo:rsid="000a6f3f" officeooo:paragraph-rsid="001b7fe6" style:font-size-asian="14pt" style:font-weight-asian="bold" style:font-size-complex="14pt" style:font-weight-complex="bold"/>
    </style:style>
    <style:style style:name="P5" style:family="paragraph" style:parent-style-name="Heading_20_3">
      <style:paragraph-properties fo:text-align="center" style:justify-single-word="false"/>
      <style:text-properties fo:font-variant="normal" fo:text-transform="none" style:font-name="var font-family--heading" fo:letter-spacing="normal" fo:font-style="normal" fo:font-weight="bold"/>
    </style:style>
    <style:style style:name="P6" style:family="paragraph" style:parent-style-name="Heading_20_3">
      <style:paragraph-properties fo:text-align="start" style:justify-single-word="false"/>
      <style:text-properties fo:font-variant="normal" fo:text-transform="none" fo:color="#222635" style:font-name="Helvetica Neue" fo:font-size="14pt" fo:letter-spacing="normal" fo:font-style="normal" fo:font-weight="bold" officeooo:paragraph-rsid="000a281d" style:font-size-asian="14pt" style:font-weight-asian="bold" style:font-size-complex="14pt" style:font-weight-complex="bold"/>
    </style:style>
    <style:style style:name="P7" style:family="paragraph" style:parent-style-name="Standard">
      <style:paragraph-properties fo:margin-left="0cm" fo:margin-right="0cm" fo:margin-top="0cm" fo:margin-bottom="0cm" loext:contextual-spacing="false" fo:line-height="143%" fo:text-align="start" style:justify-single-word="false" fo:orphans="2" fo:widows="2" fo:text-indent="0cm" style:auto-text-indent="false"/>
      <style:text-properties officeooo:paragraph-rsid="00408fca"/>
    </style:style>
    <style:style style:name="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tyle>
    <style:style style:name="P9" style:family="paragraph" style:parent-style-name="Text_20_body">
      <style:paragraph-properties fo:margin-left="0cm" fo:margin-right="0cm" fo:margin-top="0cm" fo:margin-bottom="0cm" loext:contextual-spacing="false" fo:line-height="143%" fo:text-align="start" style:justify-single-word="false" fo:orphans="2" fo:widows="2" fo:text-indent="0cm" style:auto-text-indent="false"/>
    </style:style>
    <style:style style:name="P10" style:family="paragraph" style:parent-style-name="Heading_20_3">
      <style:paragraph-properties fo:margin-left="0cm" fo:margin-right="0cm" fo:margin-top="0cm" fo:margin-bottom="0cm" loext:contextual-spacing="false" fo:line-height="143%" fo:text-align="start" style:justify-single-word="false" fo:orphans="2" fo:widows="2" fo:text-indent="0cm" style:auto-text-indent="false"/>
    </style:style>
    <style:style style:name="P11" style:family="paragraph" style:parent-style-name="Heading_20_3">
      <style:paragraph-properties fo:margin-left="0cm" fo:margin-right="0cm" fo:margin-top="0cm" fo:margin-bottom="0cm" loext:contextual-spacing="false" fo:line-height="143%" fo:text-align="start" style:justify-single-word="false" fo:orphans="2" fo:widows="2" fo:text-indent="0cm" style:auto-text-indent="false"/>
      <style:text-properties officeooo:paragraph-rsid="00408fca"/>
    </style:style>
    <style:style style:name="P12" style:family="paragraph" style:parent-style-name="Heading_20_3">
      <style:paragraph-properties fo:margin-left="0cm" fo:margin-right="0cm" fo:margin-top="0cm" fo:margin-bottom="0cm" loext:contextual-spacing="false" fo:line-height="100%" fo:text-align="start" style:justify-single-word="false" fo:orphans="2" fo:widows="2" fo:text-indent="0cm" style:auto-text-indent="false"/>
    </style:style>
    <style:style style:name="P13" style:family="paragraph" style:parent-style-name="Standard">
      <style:paragraph-properties fo:margin-left="0cm" fo:margin-right="0cm" fo:margin-top="0cm" fo:margin-bottom="0.265cm" loext:contextual-spacing="false" fo:line-height="133%" fo:orphans="2" fo:widows="2" fo:text-indent="0cm" style:auto-text-indent="false"/>
    </style:style>
    <style:style style:name="P14" style:family="paragraph" style:parent-style-name="Standard">
      <style:paragraph-properties fo:margin-left="0cm" fo:margin-right="0cm" fo:margin-top="0cm" fo:margin-bottom="0.265cm" loext:contextual-spacing="false" fo:line-height="100%" fo:orphans="2" fo:widows="2" fo:text-indent="0cm" style:auto-text-indent="false"/>
    </style:style>
    <style:style style:name="P15" style:family="paragraph" style:parent-style-name="Text_20_body">
      <style:paragraph-properties fo:margin-left="0cm" fo:margin-right="0cm" fo:margin-top="0cm" fo:margin-bottom="0.265cm" loext:contextual-spacing="false" fo:line-height="133%" fo:orphans="2" fo:widows="2" fo:text-indent="0cm" style:auto-text-indent="false"/>
      <style:text-properties fo:font-variant="normal" fo:text-transform="none" fo:color="#333333" style:font-name="Raleway" fo:font-size="10.5pt" fo:letter-spacing="normal" fo:font-style="normal" fo:font-weight="normal" style:font-size-asian="10.5pt" style:font-size-complex="10.5pt"/>
    </style:style>
    <style:style style:name="P16" style:family="paragraph" style:parent-style-name="Text_20_body">
      <style:paragraph-properties fo:margin-left="0cm" fo:margin-right="0cm" fo:margin-top="0cm" fo:margin-bottom="0.265cm" loext:contextual-spacing="false" fo:line-height="100%" fo:orphans="2" fo:widows="2" fo:text-indent="0cm" style:auto-text-indent="false"/>
      <style:text-properties fo:font-variant="normal" fo:text-transform="none" fo:color="#333333" style:font-name="Raleway" fo:font-size="10.5pt" fo:letter-spacing="normal" fo:font-style="normal" fo:font-weight="normal" style:font-size-asian="10.5pt" style:font-size-complex="10.5pt"/>
    </style:style>
    <style:style style:name="P17" style:family="paragraph" style:parent-style-name="Text_20_body">
      <style:paragraph-properties fo:margin-left="0cm" fo:margin-right="0cm" fo:margin-top="0cm" fo:margin-bottom="0.265cm" loext:contextual-spacing="false" fo:line-height="133%" fo:orphans="2" fo:widows="2" fo:text-indent="0cm" style:auto-text-indent="false"/>
    </style:style>
    <style:style style:name="P18" style:family="paragraph" style:parent-style-name="Text_20_body">
      <style:paragraph-properties fo:margin-left="0cm" fo:margin-right="0cm" fo:margin-top="0cm" fo:margin-bottom="0.265cm" loext:contextual-spacing="false" fo:line-height="100%" fo:orphans="2" fo:widows="2" fo:text-indent="0cm" style:auto-text-indent="false"/>
    </style:style>
    <style:style style:name="P19" style:family="paragraph" style:parent-style-name="Heading_20_3">
      <style:paragraph-properties fo:margin-left="0cm" fo:margin-right="0cm" fo:margin-top="0cm" fo:margin-bottom="0.265cm" loext:contextual-spacing="false" fo:line-height="133%" fo:orphans="2" fo:widows="2" fo:text-indent="0cm" style:auto-text-indent="false"/>
    </style:style>
    <style:style style:name="P20" style:family="paragraph" style:parent-style-name="Heading_20_3">
      <style:paragraph-properties fo:margin-left="0cm" fo:margin-right="0cm" fo:margin-top="0cm" fo:margin-bottom="0.265cm" loext:contextual-spacing="false" fo:line-height="133%" fo:orphans="2" fo:widows="2" fo:text-indent="0cm" style:auto-text-indent="false"/>
      <style:text-properties officeooo:paragraph-rsid="002e8e82"/>
    </style:style>
    <style:style style:name="P21" style:family="paragraph" style:parent-style-name="Heading_20_3">
      <style:paragraph-properties fo:margin-left="0cm" fo:margin-right="0cm" fo:margin-top="0cm" fo:margin-bottom="0.265cm" loext:contextual-spacing="false" fo:line-height="133%" fo:orphans="2" fo:widows="2" fo:text-indent="0cm" style:auto-text-indent="false"/>
      <style:text-properties fo:font-variant="normal" fo:text-transform="none" fo:color="#333333" style:font-name="Raleway" fo:font-size="10.5pt" fo:letter-spacing="normal" fo:font-style="normal" fo:font-weight="normal" style:font-size-asian="10.5pt" style:font-size-complex="10.5pt"/>
    </style:style>
    <style:style style:name="P22" style:family="paragraph" style:parent-style-name="Text_20_body">
      <style:paragraph-properties fo:margin-left="0cm" fo:margin-right="0cm" fo:margin-top="0.132cm" fo:margin-bottom="0.397cm" loext:contextual-spacing="false" fo:orphans="2" fo:widows="2" fo:text-indent="0cm" style:auto-text-indent="false" fo:padding="0cm" fo:border="none"/>
    </style:style>
    <style:style style:name="P23"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Helvetica Neue" fo:font-size="14pt" fo:letter-spacing="normal" fo:font-style="normal" fo:font-weight="bold" style:font-size-asian="14pt" style:font-size-complex="14pt"/>
    </style:style>
    <style:style style:name="P24"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Helvetica Neue" fo:font-size="14pt" fo:letter-spacing="normal" fo:font-style="normal" fo:font-weight="bold" style:font-size-asian="14pt" style:font-weight-asian="bold" style:font-size-complex="14pt" style:font-weight-complex="bold"/>
    </style:style>
    <style:style style:name="P25"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Cambria" fo:font-size="10.5pt" fo:letter-spacing="normal" fo:font-style="normal" fo:font-weight="normal" style:font-size-asian="10.5pt" style:font-size-complex="10.5pt"/>
    </style:style>
    <style:style style:name="P26" style:family="paragraph" style:parent-style-name="Heading_20_3">
      <style:paragraph-properties fo:margin-left="0cm" fo:margin-right="0cm" fo:margin-top="0.132cm" fo:margin-bottom="0.397cm" loext:contextual-spacing="false" fo:orphans="2" fo:widows="2" fo:text-indent="0cm" style:auto-text-indent="false" fo:padding="0cm" fo:border="none"/>
    </style:style>
    <style:style style:name="P27"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officeooo:paragraph-rsid="001f0da6"/>
    </style:style>
    <style:style style:name="P28"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officeooo:paragraph-rsid="00302624"/>
    </style:style>
    <style:style style:name="P29"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Helvetica Neue" fo:font-size="14pt" fo:letter-spacing="normal" fo:font-style="normal" fo:font-weight="bold" style:font-size-asian="14pt" style:font-size-complex="14pt"/>
    </style:style>
    <style:style style:name="P30" style:family="paragraph" style:parent-style-name="Heading_20_2">
      <style:paragraph-properties fo:margin-left="0cm" fo:margin-right="0cm" fo:margin-top="0.132cm" fo:margin-bottom="0.397cm" loext:contextual-spacing="false" fo:orphans="2" fo:widows="2" fo:text-indent="0cm" style:auto-text-indent="false" fo:padding="0cm" fo:border="none"/>
      <style:text-properties officeooo:paragraph-rsid="002f358e"/>
    </style:style>
    <style:style style:name="P31" style:family="paragraph" style:parent-style-name="Heading_20_3">
      <style:paragraph-properties fo:margin-left="0cm" fo:margin-right="0cm" fo:margin-top="0.529cm" fo:margin-bottom="0.132cm" loext:contextual-spacing="false" fo:line-height="120%" fo:orphans="2" fo:widows="2" fo:text-indent="0cm" style:auto-text-indent="false"/>
      <style:text-properties fo:font-variant="normal" fo:text-transform="none" fo:color="#222635" style:font-name="Helvetica Neue" fo:font-size="14pt" fo:letter-spacing="normal" fo:font-style="normal" fo:font-weight="bold" style:font-size-asian="14pt" style:font-size-complex="14pt"/>
    </style:style>
    <style:style style:name="P32" style:family="paragraph" style:parent-style-name="Heading_20_3">
      <style:paragraph-properties fo:margin-top="0cm" fo:margin-bottom="0.265cm" loext:contextual-spacing="false" fo:orphans="2" fo:widows="2" fo:padding="0cm" fo:border="none"/>
      <style:text-properties fo:font-variant="normal" fo:text-transform="none" fo:color="#222635" style:font-name="Cambria" fo:font-size="10.5pt" fo:letter-spacing="normal" fo:font-style="normal" fo:font-weight="normal" style:font-size-asian="10.5pt" style:font-size-complex="10.5pt"/>
    </style:style>
    <style:style style:name="P33" style:family="paragraph" style:parent-style-name="Heading_20_3">
      <style:paragraph-properties fo:margin-top="0cm" fo:margin-bottom="0.265cm" loext:contextual-spacing="false" fo:orphans="2" fo:widows="2" fo:padding="0cm" fo:border="none"/>
      <style:text-properties fo:font-variant="normal" fo:text-transform="none" fo:color="#222635" style:font-name="Helvetica Neue" fo:font-size="14pt" fo:letter-spacing="normal" fo:font-style="normal" fo:font-weight="bold" style:font-size-asian="14pt" style:font-size-complex="14pt"/>
    </style:style>
    <style:style style:name="P34" style:family="paragraph" style:parent-style-name="Text_20_body">
      <style:paragraph-properties fo:text-align="start" style:justify-single-word="false"/>
      <style:text-properties fo:font-variant="normal" fo:text-transform="none" fo:color="#000000" style:font-name="Roboto" fo:font-size="10pt" fo:letter-spacing="normal" fo:font-style="normal" fo:font-weight="normal" officeooo:rsid="000a281d" officeooo:paragraph-rsid="001b7fe6" style:font-size-asian="10pt" style:font-weight-asian="bold" style:font-size-complex="10pt" style:font-weight-complex="bold"/>
    </style:style>
    <style:style style:name="P35" style:family="paragraph" style:parent-style-name="Text_20_body">
      <style:paragraph-properties fo:text-align="start" style:justify-single-word="false"/>
      <style:text-properties fo:font-variant="normal" fo:text-transform="none" fo:color="#222635" style:font-name="Helvetica Neue" fo:font-size="14pt" fo:letter-spacing="normal" fo:font-style="normal" fo:font-weight="bold" officeooo:paragraph-rsid="001b7fe6" style:font-size-asian="14pt" style:font-weight-asian="bold" style:font-size-complex="14pt" style:font-weight-complex="bold"/>
    </style:style>
    <style:style style:name="P3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0pt" fo:letter-spacing="normal" fo:font-style="normal" fo:font-weight="normal" style:font-size-asian="10pt" style:font-size-complex="10pt"/>
    </style:style>
    <style:style style:name="P37" style:family="paragraph" style:parent-style-name="Text_20_body">
      <style:paragraph-properties fo:margin-left="0cm" fo:margin-right="0cm" fo:margin-top="0cm" fo:margin-bottom="0.265cm" loext:contextual-spacing="false" fo:line-height="100%" fo:orphans="2" fo:widows="2" fo:text-indent="0cm" style:auto-text-indent="false"/>
      <style:text-properties fo:font-variant="normal" fo:text-transform="none" fo:color="#333333" style:font-name="Raleway" fo:font-size="10.5pt" fo:letter-spacing="normal" fo:font-style="normal" fo:font-weight="normal" style:font-size-asian="10.5pt" style:font-size-complex="10.5pt"/>
    </style:style>
    <style:style style:name="P38" style:family="paragraph" style:parent-style-name="Text_20_body">
      <style:paragraph-properties fo:margin-left="0cm" fo:margin-right="0cm" fo:margin-top="0cm" fo:margin-bottom="0.265cm" loext:contextual-spacing="false" fo:line-height="133%" fo:orphans="2" fo:widows="2" fo:text-indent="0cm" style:auto-text-indent="false"/>
      <style:text-properties fo:font-variant="normal" fo:text-transform="none" fo:color="#111111" style:font-name="Raleway" fo:font-size="10.5pt" fo:letter-spacing="normal" fo:font-style="normal" fo:font-weight="normal" style:font-size-asian="10.5pt" style:font-size-complex="10.5pt"/>
    </style:style>
    <style:style style:name="P39"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Cambria" fo:font-size="10.5pt" fo:letter-spacing="normal" fo:font-style="normal" fo:font-weight="normal" style:font-size-asian="10.5pt" style:font-size-complex="10.5pt"/>
    </style:style>
    <style:style style:name="P40"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000000" style:font-name="Roboto" fo:font-size="10pt" fo:letter-spacing="normal" fo:font-style="normal" fo:font-weight="normal" style:font-size-asian="10pt" style:font-size-complex="10pt"/>
    </style:style>
    <style:style style:name="P41" style:family="paragraph" style:parent-style-name="Text_20_body" style:list-style-name="L2">
      <style:paragraph-properties fo:margin-top="0cm" fo:margin-bottom="0.265cm" loext:contextual-spacing="false" fo:orphans="2" fo:widows="2" fo:padding="0cm" fo:border="none"/>
      <style:text-properties fo:font-variant="normal" fo:text-transform="none" fo:color="#222635" style:font-name="Cambria" fo:font-size="10.5pt" fo:letter-spacing="normal" fo:font-style="normal" fo:font-weight="normal" style:font-size-asian="10.5pt" style:font-size-complex="10.5pt"/>
    </style:style>
    <style:style style:name="P42"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Cambria" fo:font-size="14pt" fo:letter-spacing="normal" fo:font-style="normal" fo:font-weight="bold" style:font-size-asian="14pt" style:font-weight-asian="bold" style:font-size-complex="14pt" style:font-weight-complex="bold"/>
    </style:style>
    <style:style style:name="P43"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Cambria" fo:font-size="14pt" fo:letter-spacing="normal" fo:font-style="normal" fo:font-weight="bold" officeooo:paragraph-rsid="001f0da6" style:font-size-asian="14pt" style:font-weight-asian="bold" style:font-size-complex="14pt" style:font-weight-complex="bold"/>
    </style:style>
    <style:style style:name="P44"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Cambria" fo:font-size="14pt" fo:letter-spacing="normal" fo:font-style="normal" fo:font-weight="bold" officeooo:paragraph-rsid="00302624" style:font-size-asian="14pt" style:font-weight-asian="bold" style:font-size-complex="14pt" style:font-weight-complex="bold"/>
    </style:style>
    <style:style style:name="P45" style:family="paragraph" style:parent-style-name="Heading_20_3">
      <style:paragraph-properties fo:margin-left="0cm" fo:margin-right="0cm" fo:margin-top="0.132cm" fo:margin-bottom="0.397cm" loext:contextual-spacing="false" fo:text-align="start" style:justify-single-word="false" fo:orphans="2" fo:widows="2" fo:text-indent="0cm" style:auto-text-indent="false" fo:padding="0cm" fo:border="none"/>
      <style:text-properties fo:font-variant="normal" fo:text-transform="none" fo:color="#222635" style:font-name="Cambria" fo:font-size="14pt" fo:letter-spacing="normal" fo:font-style="normal" fo:font-weight="bold" style:font-size-asian="14pt" style:font-style-asian="italic" style:font-weight-asian="bold" style:font-size-complex="14pt" style:font-style-complex="italic" style:font-weight-complex="bold"/>
    </style:style>
    <style:style style:name="P46"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Cambria" fo:font-size="16pt" fo:letter-spacing="normal" fo:font-style="normal" fo:font-weight="bold" style:font-size-asian="16pt" style:font-weight-asian="bold" style:font-size-complex="16pt" style:font-weight-complex="bold"/>
    </style:style>
    <style:style style:name="P47" style:family="paragraph" style:parent-style-name="Heading_20_2">
      <style:paragraph-properties fo:margin-left="0cm" fo:margin-right="0cm" fo:margin-top="0.132cm" fo:margin-bottom="0.397cm" loext:contextual-spacing="false" fo:text-align="center" style:justify-single-word="false" fo:orphans="2" fo:widows="2" fo:text-indent="0cm" style:auto-text-indent="false" fo:padding="0cm" fo:border="none"/>
      <style:text-properties fo:font-variant="normal" fo:text-transform="none" fo:color="#222635" style:font-name="Cambria" fo:font-size="10.5pt" fo:letter-spacing="normal" fo:font-style="italic" fo:font-weight="bold" style:font-size-asian="10.5pt" style:font-style-asian="italic" style:font-weight-asian="bold" style:font-size-complex="10.5pt" style:font-style-complex="italic" style:font-weight-complex="bold"/>
    </style:style>
    <style:style style:name="P48" style:family="paragraph" style:parent-style-name="Heading_20_4">
      <style:paragraph-properties fo:margin-left="0cm" fo:margin-right="0cm" fo:margin-top="0.132cm" fo:margin-bottom="0.397cm" loext:contextual-spacing="false" fo:orphans="2" fo:widows="2" fo:text-indent="0cm" style:auto-text-indent="false" fo:padding="0cm" fo:border="none"/>
    </style:style>
    <style:style style:name="T1" style:family="text">
      <style:text-properties style:font-weight-asian="bold" style:font-weight-complex="bold"/>
    </style:style>
    <style:style style:name="T2" style:family="text">
      <style:text-properties officeooo:rsid="000a281d" style:font-weight-asian="bold" style:font-weight-complex="bold"/>
    </style:style>
    <style:style style:name="T3" style:family="text">
      <style:text-properties fo:font-variant="normal" fo:text-transform="none" fo:color="#000000" style:font-name="Roboto" fo:font-size="10pt" fo:letter-spacing="normal" fo:font-style="normal" fo:font-weight="normal" officeooo:rsid="000a281d" style:font-size-asian="10pt" style:font-weight-asian="bold" style:font-size-complex="10pt" style:font-weight-complex="bold"/>
    </style:style>
    <style:style style:name="T4" style:family="text">
      <style:text-properties fo:font-variant="normal" fo:text-transform="none" fo:color="#000000" style:font-name="Roboto" fo:font-size="10pt" fo:letter-spacing="normal" fo:font-style="normal" fo:font-weight="normal" officeooo:rsid="000b152a" style:font-size-asian="10pt" style:font-weight-asian="bold" style:font-size-complex="10pt" style:font-weight-complex="bold"/>
    </style:style>
    <style:style style:name="T5" style:family="text">
      <style:text-properties fo:font-variant="normal" fo:text-transform="none" fo:color="#000000" style:font-name="Roboto" fo:font-size="11pt" fo:letter-spacing="normal" fo:font-style="normal" fo:font-weight="bold" officeooo:rsid="000a281d" style:font-size-asian="11pt" style:font-weight-asian="bold" style:font-size-complex="11pt" style:font-weight-complex="bold"/>
    </style:style>
    <style:style style:name="T6" style:family="text">
      <style:text-properties fo:font-variant="normal" fo:text-transform="none" fo:color="#000000" style:font-name="Roboto" fo:letter-spacing="normal" fo:font-style="normal"/>
    </style:style>
    <style:style style:name="T7" style:family="text">
      <style:text-properties fo:font-variant="normal" fo:text-transform="none" fo:color="#000000" style:font-name="Roboto" fo:letter-spacing="normal" fo:font-style="normal" officeooo:rsid="000a281d"/>
    </style:style>
    <style:style style:name="T8" style:family="text">
      <style:text-properties fo:font-variant="normal" fo:text-transform="none" fo:color="#000000" style:font-name="Source Code Pro" fo:font-size="10.5pt" fo:letter-spacing="normal" fo:font-style="normal" fo:font-weight="normal" fo:background-color="#ffffff" loext:char-shading-value="0" loext:padding="0cm" loext:border="none"/>
    </style:style>
    <style:style style:name="T9" style:family="text">
      <style:text-properties fo:font-variant="normal" fo:text-transform="none" fo:color="#000000" style:font-name="Source Code Pro" fo:font-size="10.5pt" fo:letter-spacing="normal" fo:font-style="normal" fo:font-weight="normal" fo:background-color="#ffffff" loext:char-shading-value="0" style:font-size-asian="10.5pt" style:font-size-complex="10.5pt" loext:padding="0cm" loext:border="none"/>
    </style:style>
    <style:style style:name="T10" style:family="text">
      <style:text-properties fo:font-variant="normal" fo:text-transform="none" fo:color="#222635" style:font-name="Cambria" fo:font-size="14.25pt" fo:letter-spacing="normal" fo:font-style="normal" fo:font-weight="normal"/>
    </style:style>
    <style:style style:name="T11" style:family="text">
      <style:text-properties fo:font-variant="normal" fo:text-transform="none" fo:color="#222635" style:font-name="Cambria" fo:font-size="10.5pt" fo:letter-spacing="normal" fo:font-style="normal" fo:font-weight="normal" style:font-size-asian="10.5pt" style:font-size-complex="10.5pt"/>
    </style:style>
    <style:style style:name="T12" style:family="text">
      <style:text-properties fo:font-variant="normal" fo:text-transform="none" fo:color="#222635" style:font-name="Cambria" fo:font-size="10.5pt" fo:letter-spacing="normal" fo:font-style="normal" fo:font-weight="normal" officeooo:rsid="001b7fe6" style:font-size-asian="10.5pt" style:font-size-complex="10.5pt"/>
    </style:style>
    <style:style style:name="T13" style:family="text">
      <style:text-properties fo:font-variant="normal" fo:text-transform="none" fo:color="#222635" style:font-name="Cambria" fo:font-size="10.5pt" fo:letter-spacing="normal" fo:font-style="normal" fo:font-weight="normal" officeooo:rsid="001bbb5b" style:font-size-asian="10.5pt" style:font-size-complex="10.5pt"/>
    </style:style>
    <style:style style:name="T14" style:family="text">
      <style:text-properties fo:font-variant="normal" fo:text-transform="none" fo:color="#222635" style:font-name="Cambria" fo:font-size="10.5pt" fo:letter-spacing="normal" fo:font-style="normal" fo:font-weight="normal" officeooo:rsid="00388348" style:font-size-asian="10.5pt" style:font-size-complex="10.5pt"/>
    </style:style>
    <style:style style:name="T15" style:family="text">
      <style:text-properties fo:font-variant="normal" fo:text-transform="none" fo:color="#222635" style:font-name="Cambria" fo:font-size="10.5pt" fo:letter-spacing="normal" fo:font-style="normal" fo:font-weight="normal" style:font-size-asian="10.5pt" style:font-weight-asian="normal" style:font-size-complex="10.5pt" style:font-weight-complex="normal"/>
    </style:style>
    <style:style style:name="T16" style:family="text">
      <style:text-properties fo:font-variant="normal" fo:text-transform="none" fo:color="#222635" style:font-name="Cambria" fo:font-size="10.5pt" fo:letter-spacing="normal" fo:font-style="normal" fo:font-weight="normal" fo:background-color="#f9f2f4" loext:char-shading-value="0" style:font-size-asian="10.5pt" style:font-size-complex="10.5pt" loext:padding="0cm" loext:border="none"/>
    </style:style>
    <style:style style:name="T17" style:family="text">
      <style:text-properties fo:font-variant="normal" fo:text-transform="none" fo:color="#222635" style:font-name="Cambria" fo:font-size="10.5pt" fo:letter-spacing="normal" fo:font-style="normal" fo:font-weight="bold" style:font-size-asian="10.5pt" style:font-size-complex="10.5pt"/>
    </style:style>
    <style:style style:name="T18" style:family="text">
      <style:text-properties fo:font-variant="normal" fo:text-transform="none" fo:color="#222635" style:font-name="Cambria" fo:font-size="10.5pt" fo:letter-spacing="normal" fo:font-style="normal" style:text-underline-style="none" fo:font-weight="normal" style:font-size-asian="10.5pt" style:font-size-complex="10.5pt"/>
    </style:style>
    <style:style style:name="T19" style:family="text">
      <style:text-properties fo:font-variant="normal" fo:text-transform="none" fo:color="#222635" style:font-name="Cambria" fo:font-size="10.5pt" fo:letter-spacing="normal" fo:font-style="normal" style:text-underline-style="none" fo:font-weight="normal" style:font-size-asian="10.5pt" style:font-weight-asian="normal" style:font-size-complex="10.5pt" style:font-weight-complex="normal"/>
    </style:style>
    <style:style style:name="T20" style:family="text">
      <style:text-properties fo:font-variant="normal" fo:text-transform="none" fo:color="#222635" style:font-name="Cambria" fo:font-size="14pt" fo:letter-spacing="normal" fo:font-style="normal" fo:font-weight="bold" style:font-size-asian="14pt" style:font-weight-asian="bold" style:font-size-complex="14pt" style:font-weight-complex="bold"/>
    </style:style>
    <style:style style:name="T21" style:family="text">
      <style:text-properties fo:font-variant="normal" fo:text-transform="none" fo:color="#222635" style:font-name="Cambria" fo:font-size="11pt" fo:letter-spacing="normal" fo:font-style="normal" fo:font-weight="normal" style:font-size-asian="11pt" style:font-size-complex="11pt"/>
    </style:style>
    <style:style style:name="T22" style:family="text">
      <style:text-properties fo:font-variant="normal" fo:text-transform="none" fo:color="#222635" style:font-name="Helvetica Neue" fo:font-size="14pt" fo:letter-spacing="normal" fo:font-style="normal" fo:font-weight="bold" fo:background-color="#f9f2f4" loext:char-shading-value="0" style:font-size-asian="14pt" style:font-weight-asian="bold" style:font-size-complex="14pt" style:font-weight-complex="bold" loext:padding="0cm" loext:border="none"/>
    </style:style>
    <style:style style:name="T23" style:family="text">
      <style:text-properties fo:font-variant="normal" fo:text-transform="none" fo:color="#c7254e" style:font-name="Menlo" fo:font-size="10.5pt" fo:letter-spacing="normal" fo:font-style="normal" fo:font-weight="normal" fo:background-color="#f9f2f4" loext:char-shading-value="0" style:font-size-asian="10.5pt" style:font-size-complex="10.5pt" loext:padding="0cm" loext:border="none"/>
    </style:style>
    <style:style style:name="T24" style:family="text">
      <style:text-properties fo:font-variant="normal" fo:text-transform="none" fo:color="#c7254e" style:font-name="Menlo" fo:font-size="10.5pt" fo:letter-spacing="normal" fo:font-style="normal" fo:font-weight="normal" officeooo:rsid="0038c40b" fo:background-color="#f9f2f4" loext:char-shading-value="0" style:font-size-asian="10.5pt" style:font-size-complex="10.5pt" loext:padding="0cm" loext:border="none"/>
    </style:style>
    <style:style style:name="T25" style:family="text">
      <style:text-properties fo:font-variant="normal" fo:text-transform="none" fo:color="#c7254e" style:font-name="Menlo" fo:font-size="10.5pt" fo:letter-spacing="normal" fo:font-style="normal" fo:font-weight="normal" fo:background-color="#f9f2f4" loext:char-shading-value="0" style:font-size-asian="10.5pt" style:font-weight-asian="normal" style:font-size-complex="10.5pt" style:font-weight-complex="normal" loext:padding="0cm" loext:border="none"/>
    </style:style>
    <style:style style:name="T26" style:family="text">
      <style:text-properties fo:font-variant="normal" fo:text-transform="none" fo:color="#c7254e" style:font-name="Menlo" fo:font-size="10.5pt" fo:letter-spacing="normal" fo:font-style="normal" style:text-underline-style="none" fo:font-weight="normal" fo:background-color="#f9f2f4" loext:char-shading-value="0" style:font-size-asian="10.5pt" style:font-size-complex="10.5pt" loext:padding="0cm" loext:border="none"/>
    </style:style>
    <style:style style:name="T27" style:family="text">
      <style:text-properties fo:font-variant="normal" fo:text-transform="none" fo:color="#c7254e" style:font-name="Menlo" fo:font-size="11pt" fo:letter-spacing="normal" fo:font-style="normal" fo:font-weight="normal" fo:background-color="#f9f2f4" loext:char-shading-value="0" style:font-size-asian="11pt" style:font-size-complex="11pt" loext:padding="0cm" loext:border="none"/>
    </style:style>
    <style:style style:name="T28" style:family="text">
      <style:text-properties fo:font-variant="normal" fo:text-transform="none" fo:color="#333333" style:font-name="Raleway" fo:font-size="18pt" fo:letter-spacing="normal" fo:font-style="normal" fo:font-weight="bold" style:font-size-asian="10.5pt" style:font-size-complex="10.5pt"/>
    </style:style>
    <style:style style:name="T29" style:family="text">
      <style:text-properties fo:font-variant="normal" fo:text-transform="none" fo:color="#333333" style:font-name="Raleway" fo:font-size="14pt" fo:letter-spacing="normal" fo:font-style="normal" fo:font-weight="bold" style:font-size-asian="14pt" style:font-size-complex="14pt"/>
    </style:style>
    <style:style style:name="T30" style:family="text">
      <style:text-properties fo:font-variant="normal" fo:text-transform="none" fo:color="#333333" style:font-name="Raleway" fo:font-size="14pt" fo:letter-spacing="normal" fo:font-style="normal" fo:font-weight="bold" style:font-size-asian="14pt" style:font-weight-asian="normal" style:font-size-complex="14pt" style:font-weight-complex="normal"/>
    </style:style>
    <style:style style:name="T31" style:family="text">
      <style:text-properties fo:font-variant="normal" fo:text-transform="none" fo:color="#333333" style:font-name="Raleway" fo:font-size="14pt" fo:letter-spacing="normal" fo:font-style="normal" fo:font-weight="bold" fo:background-color="#ffffff" loext:char-shading-value="0" style:font-size-asian="14pt" style:font-size-complex="14pt" loext:padding="0cm" loext:border="none"/>
    </style:style>
    <style:style style:name="T32" style:family="text">
      <style:text-properties fo:font-variant="normal" fo:text-transform="none" fo:color="#333333" style:font-name="Raleway" fo:font-size="10.5pt" fo:letter-spacing="normal" fo:font-style="normal" fo:font-weight="normal" style:font-size-asian="10.5pt" style:font-size-complex="10.5pt"/>
    </style:style>
    <style:style style:name="T33" style:family="text">
      <style:text-properties fo:font-variant="normal" fo:text-transform="none" fo:color="#333333" style:font-name="Raleway" fo:font-size="10.5pt" fo:letter-spacing="normal" fo:font-style="normal" fo:font-weight="normal" fo:background-color="#ffffff" loext:char-shading-value="0" style:font-size-asian="10.5pt" style:font-size-complex="10.5pt" loext:padding="0cm" loext:border="none"/>
    </style:style>
    <style:style style:name="T34" style:family="text">
      <style:text-properties fo:font-variant="normal" fo:text-transform="none" fo:color="#333333" style:font-name="Raleway" fo:font-size="10.5pt" fo:letter-spacing="normal" fo:font-style="normal" fo:font-weight="bold" style:font-size-asian="10.5pt" style:font-size-complex="10.5pt"/>
    </style:style>
    <style:style style:name="T35" style:family="text">
      <style:text-properties fo:font-variant="normal" fo:text-transform="none" fo:color="#333333" style:font-name="Raleway" fo:font-size="10.5pt" fo:letter-spacing="normal" fo:font-weight="normal" fo:background-color="#ffffff" loext:char-shading-value="0" style:font-size-asian="10.5pt" style:font-size-complex="10.5pt" loext:padding="0cm" loext:border="none"/>
    </style:style>
    <style:style style:name="T36" style:family="text">
      <style:text-properties fo:font-variant="normal" fo:text-transform="none" fo:color="#333333" fo:font-size="10.5pt" fo:letter-spacing="normal" fo:font-style="normal" fo:font-weight="normal" fo:background-color="#ffffff" loext:char-shading-value="0" style:font-size-asian="10.5pt" style:font-size-complex="10.5pt" loext:padding="0cm" loext:border="none"/>
    </style:style>
    <style:style style:name="T37" style:family="text">
      <style:text-properties fo:font-variant="normal" fo:text-transform="none" fo:color="#333333" fo:letter-spacing="normal" fo:background-color="#ffffff" loext:char-shading-value="0" loext:padding="0cm" loext:border="none"/>
    </style:style>
    <style:style style:name="T38" style:family="text">
      <style:text-properties fo:font-variant="normal" fo:text-transform="none" fo:color="#333333" style:font-name="Source Code Pro" fo:font-size="10.5pt" fo:letter-spacing="normal" fo:font-style="normal" fo:font-weight="normal" fo:background-color="#ffffff" loext:char-shading-value="0" loext:padding="0cm" loext:border="none"/>
    </style:style>
    <style:style style:name="T39" style:family="text">
      <style:text-properties fo:font-variant="normal" fo:text-transform="none" fo:color="#ce181e" style:font-name="Raleway" fo:font-size="10.5pt" fo:letter-spacing="normal" fo:font-style="normal" fo:font-weight="normal" style:font-size-asian="10.5pt" style:font-size-complex="10.5pt"/>
    </style:style>
    <style:style style:name="T40" style:family="text">
      <style:text-properties fo:font-variant="normal" fo:text-transform="none" fo:color="#ce181e" style:font-name="Raleway" fo:font-size="10.5pt" fo:letter-spacing="normal" fo:font-style="normal" fo:font-weight="bold" style:font-size-asian="10.5pt" style:font-size-complex="10.5pt"/>
    </style:style>
    <style:style style:name="T41" style:family="text">
      <style:text-properties fo:font-variant="normal" fo:text-transform="none" fo:color="#63b175" style:text-line-through-style="none" style:text-line-through-type="none" style:font-name="Raleway" fo:font-size="10.5pt" fo:letter-spacing="normal" fo:font-style="normal" style:text-underline-style="none" fo:font-weight="normal" style:text-blinking="false" fo:background-color="transparent" loext:char-shading-value="0" style:font-size-asian="10.5pt" style:font-size-complex="10.5pt"/>
    </style:style>
    <style:style style:name="T42" style:family="text">
      <style:text-properties fo:font-variant="normal" fo:text-transform="none" fo:color="#63b175" style:font-name="Source Code Pro" fo:font-size="10.5pt" fo:letter-spacing="normal" fo:font-style="normal" fo:font-weight="bold" fo:background-color="#ffffff" loext:char-shading-value="0" loext:padding="0cm" loext:border="none"/>
    </style:style>
    <style:style style:name="T43" style:family="text">
      <style:text-properties fo:font-variant="normal" fo:text-transform="none" fo:color="#63b175" style:font-name="Source Code Pro" fo:font-size="10.5pt" fo:letter-spacing="normal" fo:font-style="normal" fo:font-weight="bold" fo:background-color="#ffffff" loext:char-shading-value="0" style:font-size-asian="10.5pt" style:font-size-complex="10.5pt" loext:padding="0cm" loext:border="none"/>
    </style:style>
    <style:style style:name="T44" style:family="text">
      <style:text-properties fo:font-variant="normal" fo:text-transform="none" fo:color="#111111" style:font-name="Raleway" fo:font-size="10.5pt" fo:letter-spacing="normal" fo:font-style="normal" fo:font-weight="normal" style:font-size-asian="10.5pt" style:font-size-complex="10.5pt"/>
    </style:style>
    <style:style style:name="T45" style:family="text">
      <style:text-properties fo:font-variant="normal" fo:text-transform="none" fo:color="#808080" style:font-name="Source Code Pro" fo:font-size="10.5pt" fo:letter-spacing="normal" fo:font-style="normal" fo:font-weight="normal" fo:background-color="#ffffff" loext:char-shading-value="0" loext:padding="0cm" loext:border="none"/>
    </style:style>
    <style:style style:name="T46" style:family="text">
      <style:text-properties fo:font-variant="normal" fo:text-transform="none" fo:color="#808080" style:font-name="Source Code Pro" fo:font-size="10.5pt" fo:letter-spacing="normal" fo:font-style="normal" fo:font-weight="normal" fo:background-color="#ffffff" loext:char-shading-value="0" style:font-size-asian="10.5pt" style:font-size-complex="10.5pt" loext:padding="0cm" loext:border="none"/>
    </style:style>
    <style:style style:name="T47" style:family="text">
      <style:text-properties fo:color="#222635" style:font-name="Cambria" fo:font-size="10.5pt" fo:font-weight="normal" style:font-size-asian="10.5pt" style:font-size-complex="10.5pt"/>
    </style:style>
    <style:style style:name="T48" style:family="text">
      <style:text-properties fo:color="#222635" style:font-name="Menlo" fo:font-size="10.5pt" fo:font-weight="normal" fo:background-color="#f9f2f4" loext:char-shading-value="0" style:font-size-asian="10.5pt" style:font-size-complex="10.5pt" loext:padding="0cm" loext:border="none"/>
    </style:style>
    <style:style style:name="T49" style:family="text">
      <style:text-properties style:font-name="Cambria" fo:font-size="10.5pt" fo:font-weight="normal" style:font-size-asian="10.5pt" style:font-size-complex="10.5pt"/>
    </style:style>
    <style:style style:name="T50" style:family="text">
      <style:text-properties fo:font-style="normal"/>
    </style:style>
    <style:style style:name="T51" style:family="text">
      <style:text-properties fo:color="#c7254e" style:font-name="Menlo" fo:font-size="10.5pt" fo:font-weight="normal" fo:background-color="#f9f2f4" loext:char-shading-value="0" style:font-size-asian="10.5pt" style:font-size-complex="10.5pt" loext:padding="0cm" loext:border="none"/>
    </style:style>
    <style:style style:name="T52" style:family="text">
      <style:text-properties fo:font-size="14pt" fo:font-style="normal" fo:font-weight="bold" style:font-size-asian="14pt" style:font-size-complex="14pt"/>
    </style:style>
    <style:style style:name="T53" style:family="text">
      <style:text-properties fo:font-size="14pt" fo:font-weight="bold" style:font-size-asian="14pt" style:font-size-complex="14pt"/>
    </style:style>
    <style:style style:name="T54" style:family="text">
      <style:text-properties fo:color="#333333" style:font-name="Raleway" fo:font-size="14pt" fo:font-style="normal" fo:font-weight="bold" style:font-size-asian="14pt" style:font-size-complex="14pt"/>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bookmark text:name="spring-annotations-list"/><text:span text:style-name="T1">Spring Annotations Lis</text:span><text:span text:style-name="T2">t</text:span></text:h>
      <text:p text:style-name="P1"><text:span text:style-name="T5">@Configration:</text:span><text:span text:style-name="T3"> <text:s/>Used to indicate that a class declares one or more </text:span><text:span text:style-name="T4">@Bean </text:span><text:span text:style-name="T3">methods. These classes are processed by the Spring container to generate bean definitions and service requests for those beans at runtime.</text:span></text:p>
      <text:p text:style-name="P4"><text:span text:style-name="T7">@</text:span><text:span text:style-name="T6">Bean</text:span></text:p>
      <text:p text:style-name="P34">ndicates that a method produces a bean to be managed by the Spring container. This is one of the most used and important spring annotation. @Bean annotation also can be used with parameters like name, initMethod and destroyMethod.</text:p>
      <text:list xml:id="list3679985806" text:style-name="L1">
        <text:list-item>
          <text:p text:style-name="P36"><text:s/>name – allows you give name for bean</text:p>
        </text:list-item>
        <text:list-item>
          <text:p text:style-name="P40"><text:s/>initMethod – allows you to choose method which will be invoked on context register</text:p>
        </text:list-item>
        <text:list-item>
          <text:p text:style-name="P40"><text:s/>destroyMethod – allows you to choose method which will be invoked on context shutdown</text:p>
        </text:list-item>
      </text:list>
      <text:h text:style-name="P6" text:outline-level="3">@Required</text:h>
      <text:p text:style-name="P2"><text:span text:style-name="T47">This annotation is applied to bean setter methods. Consider a scenario where you need to enforce a required property. The </text:span><text:span text:style-name="Source_20_Text"><text:span text:style-name="T51">@Required</text:span></text:span><text:span text:style-name="T47">annotation indicates that the affected bean must be populated at configuration time with the required property. Otherwise, an exception of type </text:span><text:span text:style-name="Source_20_Text"><text:span text:style-name="T51">BeanInitializationException</text:span></text:span><text:span text:style-name="Source_20_Text"><text:span text:style-name="T48"> </text:span></text:span><text:span text:style-name="T47">is thrown.</text:span></text:p>
      <text:p text:style-name="P35">@Autowired</text:p>
      <text:p text:style-name="P3"><text:span text:style-name="T49">This annotation is applied to fields, setter methods, and constructors. The</text:span><text:span text:style-name="Source_20_Text"><text:span text:style-name="T51">@Autowired</text:span></text:span><text:span text:style-name="T49">annotation injects object dependency implicitly.</text:span></text:p>
      <text:p text:style-name="P22"><text:span text:style-name="T11">When you use</text:span><text:span text:style-name="Source_20_Text"><text:span text:style-name="T23">@Autowired</text:span></text:span><text:span text:style-name="T11">on fields and pass the values for the fields using the property name, Spring will automatically assign the fields with the passed values..</text:span></text:p>
      <text:h text:style-name="P29" text:outline-level="3">@Qualifier</text:h>
      <text:p text:style-name="P23"><text:span text:style-name="T49">This annotation is used along with the</text:span><text:span text:style-name="Source_20_Text"><text:span text:style-name="T51">@Autowired</text:span></text:span><text:span text:style-name="T49">annotation. When you need more control of the dependency injection process,</text:span><text:span text:style-name="Source_20_Text"><text:span text:style-name="T51">@Qualifier</text:span></text:span><text:span text:style-name="T49">can be used.</text:span><text:span text:style-name="Source_20_Text"><text:span text:style-name="T51">@Qualifier</text:span></text:span><text:span text:style-name="T49">can be specified on individual constructor arguments or method parameters. This annotation is used to avoid the confusion that occurs when you create more than one bean of the same type and want to wire only one of them with a property.</text:span></text:p>
      <text:h text:style-name="P42" text:outline-level="3">@Configuration</text:h>
      <text:p text:style-name="P24"><text:span text:style-name="T49">This annotation is used on classes that define beans.</text:span><text:span text:style-name="Source_20_Text"><text:span text:style-name="T51">@Configuration</text:span></text:span><text:span text:style-name="T49">is an analog for an XML configuration file – it is configured using Java classes. A Java class annotated with</text:span><text:span text:style-name="Source_20_Text"><text:span text:style-name="T51">@Configuration</text:span></text:span><text:span text:style-name="T49">is a configuration by itself and will have methods to instantiate and configure the dependencies.</text:span></text:p>
      <text:h text:style-name="P42" text:outline-level="3">@ComponentScan</text:h>
      <text:p text:style-name="P24"><text:span text:style-name="T49">This annotation is used with </text:span><text:a xlink:type="simple" xlink:href="mailto:the@Configuration" text:style-name="Internet_20_link" text:visited-style-name="Visited_20_Internet_20_Link"><text:span text:style-name="Source_20_Text">@Configuration</text:span></text:a><text:span text:style-name="Source_20_Text"><text:span text:style-name="T51"> </text:span></text:span><text:span text:style-name="T49">annotation to allow Spring to know the packages to scan for annotated components.</text:span><text:span text:style-name="Source_20_Text"><text:span text:style-name="T51">@ComponentScan</text:span></text:span><text:span text:style-name="T49">is also used to specify base packages using</text:span><text:span text:style-name="Source_20_Text"><text:span text:style-name="T51">basePackageClasses</text:span></text:span><text:span text:style-name="T49">or</text:span><text:span text:style-name="Source_20_Text"><text:span text:style-name="T51">basePackage</text:span></text:span><text:span text:style-name="T49">attributes to scan. If specific packages are not defined, scanning will occur from the package of the class that declares this annotation.</text:span></text:p>
      <text:h text:style-name="P42" text:outline-level="3"><text:soft-page-break/>@Bean</text:h>
      <text:p text:style-name="P24"><text:span text:style-name="T49">This annotation is used at the method level. The</text:span><text:span text:style-name="Source_20_Text"><text:span text:style-name="T51">@Bean</text:span></text:span><text:span text:style-name="T49">annotation works with</text:span><text:span text:style-name="Source_20_Text"><text:span text:style-name="T51">@Configuration</text:span></text:span><text:span text:style-name="T49">to create Spring beans. As mentioned earlier,</text:span><text:span text:style-name="Source_20_Text"><text:span text:style-name="T51">@Configuration</text:span></text:span><text:span text:style-name="T49"> will have methods to instantiate and configure dependencies. Such methods will be annotated with</text:span><text:span text:style-name="Source_20_Text"><text:span text:style-name="T51">@Bean</text:span></text:span><text:span text:style-name="T49">.</text:span></text:p>
      <text:h text:style-name="P42" text:outline-level="3">@Lazy</text:h>
      <text:p text:style-name="P22"><text:span text:style-name="T11">This annotation is used on component classes. By default, all autowired dependencies are created and configured at startup. But if you want to initialize a bean lazily, you can use the</text:span><text:span text:style-name="Source_20_Text"><text:span text:style-name="T23">@Lazy</text:span></text:span><text:span text:style-name="T11">annotation over the class. This means that the bean will be created and initialized only when it is first requested for. You can also use this annotation on</text:span><text:span text:style-name="Source_20_Text"><text:span text:style-name="T23">@Configuration</text:span></text:span><text:span text:style-name="T11">classes. This indicates that all</text:span><text:span text:style-name="Source_20_Text"><text:span text:style-name="T23">@Bean</text:span></text:span><text:span text:style-name="T11">methods within that</text:span><text:span text:style-name="Source_20_Text"><text:span text:style-name="T23">@Configuration</text:span></text:span><text:span text:style-name="T11">should be lazily initialized.</text:span></text:p>
      <text:h text:style-name="P42" text:outline-level="3">@Value</text:h>
      <text:p text:style-name="P22"><text:span text:style-name="T11">This annotation is used at the field, constructor parameter, and method parameter levels. The</text:span><text:span text:style-name="Source_20_Text"><text:span text:style-name="T23">@Value</text:span></text:span><text:span text:style-name="T11">annotation indicates a default value expression for the field or parameter to initialize the property with. As the</text:span><text:span text:style-name="Source_20_Text"><text:span text:style-name="T23">@Autowired</text:span></text:span><text:span text:style-name="T11">annotation tells Spring to inject an object into another when it loads your application context, you can also use the</text:span><text:span text:style-name="Source_20_Text"><text:span text:style-name="T23">@Value</text:span></text:span><text:span text:style-name="T11">annotation to inject values from a property file into a bean’s attribute. It supports both</text:span><text:span text:style-name="Strong_20_Emphasis"><text:span text:style-name="T17">#{...}</text:span></text:span><text:span text:style-name="T11">and</text:span><text:span text:style-name="Strong_20_Emphasis"><text:span text:style-name="T17">${...}</text:span></text:span><text:span text:style-name="T11">placeholders.</text:span></text:p>
      <text:h text:style-name="P26" text:outline-level="3"><text:span text:style-name="Emphasis"><text:span text:style-name="T29">@Primary</text:span></text:span></text:h>
      <text:p text:style-name="P16">Sometimes we need to define multiple beans of the same type. In these cases, the injection will be unsuccessful because Spring has no clue which bean we need.</text:p>
      <text:p text:style-name="P18"><text:span text:style-name="T32">We already saw an option to deal with this scenario: marking all the wiring points with</text:span><text:span text:style-name="Emphasis"><text:span text:style-name="T39">@Qualifier</text:span></text:span><text:span text:style-name="T39">and</text:span><text:span text:style-name="T32"> specify the name of the required bean.</text:span></text:p>
      <text:p text:style-name="P18"><text:span text:style-name="T32">However, most of the time we need a specific bean and rarely the others. We can use</text:span><text:span text:style-name="Emphasis"><text:span text:style-name="T32">@Primary</text:span></text:span><text:span text:style-name="T32">to simplify this case: if</text:span><text:span text:style-name="Strong_20_Emphasis"><text:span text:style-name="T34">we mark the most frequently used bean with</text:span></text:span><text:span text:style-name="Strong_20_Emphasis"><text:span text:style-name="Emphasis"><text:span text:style-name="T40">@Primary</text:span></text:span></text:span><text:span text:style-name="T32"> will be chosen on unqualified injection points:</text:span></text:p>
      <text:h text:style-name="P26" text:outline-level="3"><text:span text:style-name="Emphasis"><text:span text:style-name="T29">@Scope</text:span></text:span></text:h>
      <text:p text:style-name="P17"><text:span text:style-name="T32">We use </text:span><text:span text:style-name="Emphasis"><text:span text:style-name="T32">@Scope </text:span></text:span><text:span text:style-name="T32">to define the </text:span><text:a xlink:type="simple" xlink:href="https://www.baeldung.com/spring-bean-scopes" text:style-name="Internet_20_link" text:visited-style-name="Visited_20_Internet_20_Link">scope</text:a><text:span text:style-name="T41"> </text:span><text:span text:style-name="T32">of a </text:span><text:span text:style-name="Emphasis"><text:span text:style-name="T39">@Component</text:span></text:span><text:span text:style-name="Emphasis"><text:span text:style-name="T32"> </text:span></text:span><text:span text:style-name="T32">class or a </text:span><text:span text:style-name="Emphasis"><text:span text:style-name="T39">@Bean</text:span></text:span><text:span text:style-name="Emphasis"><text:span text:style-name="T32"> </text:span></text:span><text:span text:style-name="T32">definition</text:span><text:span text:style-name="Emphasis"><text:span text:style-name="T32">. </text:span></text:span><text:span text:style-name="T32">It can be either </text:span><text:span text:style-name="Emphasis"><text:span text:style-name="T44">singleton, prototype, request, session, globalSession </text:span></text:span><text:span text:style-name="T44">or some custom scope.</text:span></text:p>
      <text:h text:style-name="P19" text:outline-level="3"><text:span text:style-name="Emphasis"><text:span text:style-name="T29">@Import</text:span></text:span></text:h>
      <text:p text:style-name="P17"><text:span text:style-name="T32">We can use </text:span><text:span text:style-name="Strong_20_Emphasis"><text:span text:style-name="T40">specific </text:span></text:span><text:span text:style-name="Strong_20_Emphasis"><text:span text:style-name="Emphasis"><text:span text:style-name="T40">@Configuration </text:span></text:span></text:span><text:span text:style-name="Strong_20_Emphasis"><text:span text:style-name="T40">classes without component scanning </text:span></text:span><text:span text:style-name="T32">with this annotation. We can provide those classes with </text:span><text:span text:style-name="Emphasis"><text:span text:style-name="T32">@Import</text:span></text:span><text:span text:style-name="T32">‘s </text:span><text:span text:style-name="Emphasis"><text:span text:style-name="T32">value </text:span></text:span><text:span text:style-name="T32">argument:</text:span></text:p>
      <text:h text:style-name="P20" text:outline-level="3"><text:span text:style-name="Emphasis"><text:span text:style-name="T29">@ImportResource <text:s text:c="67"/></text:span></text:span><text:span text:style-name="T32">We can </text:span><text:span text:style-name="Strong_20_Emphasis"><text:span text:style-name="T34">import XML configurations </text:span></text:span><text:span text:style-name="T32">with this annotation. We can specify the XML file locations with the </text:span><text:span text:style-name="Emphasis"><text:span text:style-name="T32">locations </text:span></text:span><text:span text:style-name="T32">argument, or with its alias, the </text:span><text:span text:style-name="Emphasis"><text:span text:style-name="T32">value </text:span></text:span><text:span text:style-name="T32">argument:</text:span></text:h>
      <text:p text:style-name="P38"/>
      <text:p text:style-name="P25"><text:soft-page-break/></text:p>
      <text:h text:style-name="P47" text:outline-level="2">Spring Framework Stereotype Annotations</text:h>
      <text:h text:style-name="P45" text:outline-level="3">@Component</text:h>
      <text:p text:style-name="P22"><text:span text:style-name="T11">This annotation is used on classes to indicate a Spring component. The </text:span><text:span text:style-name="Source_20_Text"><text:span text:style-name="T23">@Component </text:span></text:span><text:span text:style-name="T11">annotation marks the Java class as a bean or component so that the component-scanning mechanism of Spring can add it into the application context.</text:span></text:p>
      <text:h text:style-name="P42" text:outline-level="3">@Controller</text:h>
      <text:p text:style-name="P22"><text:span text:style-name="T11">The </text:span><text:span text:style-name="Source_20_Text"><text:span text:style-name="T23">@Controller </text:span></text:span><text:span text:style-name="T11">annotation is used to indicate the class is a Spring controller. This annotation can be used to identify controllers for Spring MVC or Spring WebFlux.</text:span></text:p>
      <text:h text:style-name="P42" text:outline-level="3">@Service</text:h>
      <text:p text:style-name="P22"><text:span text:style-name="T11">This annotation is used on a class.</text:span><text:span text:style-name="Source_20_Text"><text:span text:style-name="T23">@Service</text:span></text:span><text:span text:style-name="T11">marks a Java class that performs some service, such as executing business logic, performing calculations, and calling external APIs. This annotation is a specialized form of the</text:span><text:span text:style-name="Source_20_Text"><text:span text:style-name="T23">@Component</text:span></text:span><text:span text:style-name="T11">annotation intended to be used in the service layer.</text:span></text:p>
      <text:h text:style-name="P42" text:outline-level="3">@Repository</text:h>
      <text:p text:style-name="P22"><text:span text:style-name="T11">This annotation is used on Java classes that directly access the database. The</text:span><text:span text:style-name="Source_20_Text"><text:span text:style-name="T23">@Repository</text:span></text:span><text:span text:style-name="T11">annotation works as a marker for any class that fulfills the role of repository or Data Access Object.</text:span></text:p>
      <text:p text:style-name="P22"><text:span text:style-name="T11">This annotation has an automatic translation feature. For example, when an exception occurs in the </text:span><text:span text:style-name="Source_20_Text"><text:span text:style-name="T23">@Repository</text:span></text:span><text:span text:style-name="T11">, there is a handler for that exception and there is no need to add a try-catch block.</text:span></text:p>
      <text:h text:style-name="P48" text:outline-level="4"><text:span text:style-name="T11"><text:s text:c="30"/></text:span><text:span text:style-name="T20"><text:s text:c="2"/>Spring Boot Annotations</text:span></text:h>
      <text:h text:style-name="P42" text:outline-level="3">@EnableAutoConfiguration</text:h>
      <text:p text:style-name="P22"><text:span text:style-name="T11">This annotation is usually placed on the main application class. Th</text:span><text:span text:style-name="T12">e </text:span><text:span text:style-name="Source_20_Text"><text:span text:style-name="T23">@EnableAutoConfiguration </text:span></text:span><text:span text:style-name="T11">annotation implicitly defines a base “search package”. This annotation tells Spring Boot to start adding beans based on classpath settings, other beans, and various property settings.</text:span></text:p>
      <text:h text:style-name="P42" text:outline-level="3">@SpringBootApplication</text:h>
      <text:p text:style-name="P22"><text:span text:style-name="T11">This annotation is used on the application class while setting up a Spring Boot project. The class that is annotated with the</text:span><text:span text:style-name="Source_20_Text"><text:span text:style-name="T23">@SpringBootApplication</text:span></text:span><text:span text:style-name="T11">must be kept in the base package. The one thing that the</text:span><text:span text:style-name="Source_20_Text"><text:span text:style-name="T23">@SpringBootApplication</text:span></text:span><text:span text:style-name="T11">does is a component scan. But it will scan only its sub-packages. As an example, if you put the class annotated with</text:span><text:span text:style-name="Source_20_Text"><text:span text:style-name="T23">@SpringBootApplication</text:span></text:span><text:span text:style-name="T11">in the com.example, then</text:span><text:span text:style-name="Source_20_Text"><text:span text:style-name="T23">@SpringBootApplication</text:span></text:span><text:span text:style-name="T11">will scan all its sub-packages, such as com.example.a, com.example.b, and com.example.a.x.</text:span></text:p>
      <text:h text:style-name="P42" text:outline-level="3"><text:soft-page-break/>@Controller</text:h>
      <text:p text:style-name="P22"><text:span text:style-name="T11">This annotation is used on Java classes that play the role of controller in your application. The </text:span><text:span text:style-name="Source_20_Text"><text:span text:style-name="T23">@Controller</text:span></text:span><text:span text:style-name="T11">annotation allows autodetection of component classes in the classpath and auto-registering bean definitions for them. To enable autodetection of such annotated controllers, you can add component scanning to your configuration. The Java class annotated </text:span><text:a xlink:type="simple" xlink:href="mailto:with@Controller" text:style-name="Internet_20_link" text:visited-style-name="Visited_20_Internet_20_Link">with</text:a><text:a xlink:type="simple" xlink:href="mailto:with@Controller" text:style-name="Internet_20_link" text:visited-style-name="Visited_20_Internet_20_Link"><text:span text:style-name="Source_20_Text">@Controller</text:span></text:a><text:span text:style-name="Source_20_Text"><text:span text:style-name="T23"> </text:span></text:span><text:span text:style-name="T13">is </text:span><text:span text:style-name="T11">capable of handling multiple request mappings.</text:span></text:p>
      <text:h text:style-name="P42" text:outline-level="3">@RequestMapping</text:h>
      <text:p text:style-name="P22"><text:span text:style-name="T11">This annotation is used at both the class and method level. </text:span><text:a xlink:type="simple" xlink:href="mailto:The@RequestMapping" text:style-name="Internet_20_link" text:visited-style-name="Visited_20_Internet_20_Link"><text:span text:style-name="T18">The </text:span></text:a><text:a xlink:type="simple" xlink:href="mailto:The@RequestMapping" text:style-name="Internet_20_link" text:visited-style-name="Visited_20_Internet_20_Link"><text:span text:style-name="Source_20_Text"><text:span text:style-name="T26">@RequestMapping</text:span></text:span></text:a><text:span text:style-name="Source_20_Text"><text:span text:style-name="T23"> <text:s/></text:span></text:span><text:span text:style-name="T11">annotation is used to map web requests onto specific handler classes and handler methods. </text:span><text:a xlink:type="simple" xlink:href="mailto:When@RequestMapping" text:style-name="Internet_20_link" text:visited-style-name="Visited_20_Internet_20_Link"><text:span text:style-name="T18">When </text:span></text:a><text:a xlink:type="simple" xlink:href="mailto:When@RequestMapping" text:style-name="Internet_20_link" text:visited-style-name="Visited_20_Internet_20_Link"><text:span text:style-name="T11"><text:s/></text:span></text:a><text:a xlink:type="simple" xlink:href="mailto:When@RequestMapping" text:style-name="Internet_20_link" text:visited-style-name="Visited_20_Internet_20_Link"><text:span text:style-name="Source_20_Text">@RequestMapping</text:span></text:a><text:span text:style-name="Source_20_Text"><text:span text:style-name="T23"> </text:span></text:span><text:span text:style-name="T11">is used on the class level, it creates a base URI for which the controller will be used. When this annotation is used on methods, it will give you the URI on which the handler methods will be executed. From this, you can infer that the class level request mapping will remain the same whereas each handler method will have their own request mapping.</text:span></text:p>
      <text:p text:style-name="P22"><text:span text:style-name="T11">Sometimes you may want to perform different operations based on the HTTP method used, even though the request URI may remain the same. In such situations, you can use the method attribute of </text:span><text:span text:style-name="Source_20_Text"><text:span text:style-name="T23">@RequestMapping </text:span></text:span><text:span text:style-name="T11">with an HTTP method value to narrow down the HTTP methods in order to invoke the methods of your class.</text:span></text:p>
      <text:h text:style-name="P42" text:outline-level="3">@CookieValue</text:h>
      <text:p text:style-name="P22"><text:span text:style-name="T11">This annotation is used at the method parameter level.</text:span><text:span text:style-name="Source_20_Text"><text:span text:style-name="T23">@CookieValue</text:span></text:span><text:span text:style-name="T11"> is used as an argument of a request mapping method. The HTTP cookie is bound to the</text:span><text:span text:style-name="Source_20_Text"><text:span text:style-name="T23">@CookieValue</text:span></text:span><text:span text:style-name="T11">parameter for a given cookie name. This annotation is used in the method annotated with </text:span><text:span text:style-name="Source_20_Text"><text:span text:style-name="T23">@RequestMapping</text:span></text:span><text:span text:style-name="T11">.<text:line-break/>Let us consider that the following cookie value is received with an HTTP request:</text:span></text:p>
      <text:p text:style-name="P22"><text:span text:style-name="Source_20_Text"><text:span text:style-name="T23">JSESSIONID=418AB76CD83EF94U85YD34W</text:span></text:span></text:p>
      <text:h text:style-name="P27" text:outline-level="3"><text:span text:style-name="Source_20_Text"><text:span text:style-name="T22">@CrossOrigin</text:span></text:span></text:h>
      <text:h text:style-name="P27" text:outline-level="3"><text:span text:style-name="T11">This annotation is used both at the class and method levels to enable cross-origin requests. In many cases, the host that serves JavaScript will be different from the host that serves the data. In such a case,Cross-Origin Resource Sharing (CORS) enables cross-domain communication. To enable this communication, you just need to add the</text:span><text:span text:style-name="Source_20_Text"><text:span text:style-name="T23">@CrossOrigin</text:span></text:span><text:span text:style-name="T11"> annotation.</text:span></text:h>
      <text:h text:style-name="P43" text:outline-level="3">@GetMapping</text:h>
      <text:p text:style-name="P22"><text:span text:style-name="T11">This annotation is used for mapping HTTP GET requests onto specific handler methods.</text:span><text:span text:style-name="Source_20_Text"><text:span text:style-name="T23">@GetMapping</text:span></text:span><text:span text:style-name="T11">is a composed annotation that acts as a shortcut for </text:span><text:span text:style-name="Source_20_Text"><text:span text:style-name="T23">@RequestMapping(method = RequestMethod.GET)</text:span></text:span><text:span text:style-name="T11">.</text:span></text:p>
      <text:h text:style-name="P43" text:outline-level="3"><text:soft-page-break/>@PostMapping</text:h>
      <text:p text:style-name="P22"><text:span text:style-name="T11">This annotation is used for mapping HTTP POST requests onto specific handler methods.</text:span><text:span text:style-name="Source_20_Text"><text:span text:style-name="T23">@PostMapping</text:span></text:span><text:span text:style-name="T11">is a composed annotation that acts as a shortcut for </text:span><text:span text:style-name="Source_20_Text"><text:span text:style-name="T23">@RequestMapping(method = RequestMethod.POST)</text:span></text:span><text:span text:style-name="T11">.</text:span></text:p>
      <text:h text:style-name="P46" text:outline-level="3">@PutMapping</text:h>
      <text:p text:style-name="P22"><text:span text:style-name="T11">This annotation is used for mapping HTTP PUT requests onto specific handler methods.</text:span><text:span text:style-name="Source_20_Text"><text:span text:style-name="T23">@PutMapping </text:span></text:span><text:span text:style-name="T11">is a composed annotation that acts as a shortcut for </text:span><text:span text:style-name="Source_20_Text"><text:span text:style-name="T23">@RequestMapping(method = RequestMethod.PUT)</text:span></text:span><text:span text:style-name="T11">.</text:span></text:p>
      <text:h text:style-name="P42" text:outline-level="3">@PatchMapping</text:h>
      <text:p text:style-name="P22"><text:span text:style-name="T11">This annotation is used for mapping HTTP PATCH requests onto specific handler methods. </text:span><text:span text:style-name="Source_20_Text"><text:span text:style-name="T23">@PatchMapping </text:span></text:span><text:span text:style-name="T11">is a composed annotation that acts as a shortcut for </text:span><text:span text:style-name="Source_20_Text"><text:span text:style-name="T23">@RequestMapping(method = RequestMethod.PATCH)</text:span></text:span><text:span text:style-name="T11">.</text:span></text:p>
      <text:h text:style-name="P42" text:outline-level="3">@DeleteMapping</text:h>
      <text:p text:style-name="P22"><text:span text:style-name="T11">This annotation is used for mapping HTTP DELETE requests onto specific handler methods. </text:span><text:span text:style-name="Source_20_Text"><text:span text:style-name="T23">@DeleteMapping </text:span></text:span><text:span text:style-name="T11">is a composed annotation that acts as a shortcut for </text:span><text:span text:style-name="Source_20_Text"><text:span text:style-name="T23">@RequestMapping(method = RequestMethod.DELETE)</text:span></text:span><text:span text:style-name="T11">.</text:span></text:p>
      <text:p text:style-name="P25"/>
      <text:h text:style-name="P42" text:outline-level="3">@ExceptionHandler</text:h>
      <text:p text:style-name="P22"><text:span text:style-name="T11">This annotation is used at method levels to handle exceptions at the controller level. The</text:span><text:span text:style-name="Source_20_Text"><text:span text:style-name="T23">@ExceptionHandler </text:span></text:span><text:span text:style-name="T11">annotation is used to define the class of exception it will catch. You can use this annotation on methods that should be invoked to handle an exception. The </text:span><text:span text:style-name="Source_20_Text"><text:span text:style-name="T23">@ExceptionHandler </text:span></text:span><text:span text:style-name="T11">values can be set to an array of Exception types. If an exception is thrown that matches one of the types in the list, then the method annotated with the matching </text:span><text:span text:style-name="Source_20_Text"><text:span text:style-name="T23">@ExceptionHandler</text:span></text:span><text:span text:style-name="T11">will be invoked.</text:span></text:p>
      <text:h text:style-name="P42" text:outline-level="3">@InitBinder</text:h>
      <text:p text:style-name="P22"><text:span text:style-name="T11">This annotation is a method-level annotation that plays the role of identifying the methods that initialize the </text:span><text:span text:style-name="Source_20_Text"><text:span text:style-name="T23">WebDataBinder</text:span></text:span><text:span text:style-name="T11">— a </text:span><text:span text:style-name="Source_20_Text"><text:span text:style-name="T23">DataBinder </text:span></text:span><text:span text:style-name="T11">that binds the request parameter to JavaBean objects. To customize request parameter data binding, you can use </text:span><text:span text:style-name="Source_20_Text"><text:span text:style-name="T23">@InitBinder </text:span></text:span><text:span text:style-name="T11">annotated methods within our controller. The methods annotated with </text:span><text:span text:style-name="Source_20_Text"><text:span text:style-name="T23">@InitBinder </text:span></text:span><text:span text:style-name="T11">includes all argument types that handler methods support.</text:span></text:p>
      <text:p text:style-name="P22"><text:span text:style-name="T11">The </text:span><text:span text:style-name="Source_20_Text"><text:span text:style-name="T23">@InitBinder </text:span></text:span><text:span text:style-name="T11">annotated methods will get called for each HTTP request if you don’t specify the value element of this annotation. The value element can be a single or multiple form names or request parameters that the init binder method is applied to.</text:span></text:p>
      <text:h text:style-name="P42" text:outline-level="3"><text:soft-page-break/>@Mappings and @Mapping</text:h>
      <text:p text:style-name="P22"><text:span text:style-name="T11">This annotation is used on fields. The </text:span><text:span text:style-name="Source_20_Text"><text:span text:style-name="T23">@Mapping </text:span></text:span><text:span text:style-name="T11">annotation is a meta-annotation that indicates a web mapping annotation. When mapping different field names, you need to configure the source field to its target field, and to do that, you have to add the</text:span><text:span text:style-name="Source_20_Text"><text:span text:style-name="T23">@Mappings</text:span></text:span><text:span text:style-name="T11">annotation. This annotation accepts an array of</text:span><text:span text:style-name="Source_20_Text"><text:span text:style-name="T23">@Mapping</text:span></text:span><text:span text:style-name="T11">having the source and the target fields.</text:span></text:p>
      <text:h text:style-name="P42" text:outline-level="3">@MatrixVariable</text:h>
      <text:p text:style-name="P22"><text:span text:style-name="T15">This annotation is used to annotate request handler method arguments so that Spring can inject the relevant bits of a matrix URI. Matrix variables can appear on any segment each separated by a semicolon. If a URL contains matrix variables, the request mapping pattern must represent them with a URI template. </text:span><text:a xlink:type="simple" xlink:href="mailto:The@MatrixVariable" text:style-name="Internet_20_link" text:visited-style-name="Visited_20_Internet_20_Link"><text:span text:style-name="T19">The</text:span></text:a><text:a xlink:type="simple" xlink:href="mailto:The@MatrixVariable" text:style-name="Internet_20_link" text:visited-style-name="Visited_20_Internet_20_Link"><text:span text:style-name="T15"> </text:span></text:a><text:a xlink:type="simple" xlink:href="mailto:The@MatrixVariable" text:style-name="Internet_20_link" text:visited-style-name="Visited_20_Internet_20_Link"><text:span text:style-name="Source_20_Text">@MatrixVariable</text:span></text:a><text:span text:style-name="Source_20_Text"><text:span text:style-name="T25"> </text:span></text:span><text:span text:style-name="T15">annotation ensures that the request is matched with the correct matrix variables of the URI.</text:span></text:p>
      <text:h text:style-name="P30" text:outline-level="2"><text:span text:style-name="Emphasis"><text:span text:style-name="T30">@PathVariable</text:span></text:span></text:h>
      <text:h text:style-name="P30" text:outline-level="2"><text:span text:style-name="T32">This annotation indicates that a </text:span><text:span text:style-name="Strong_20_Emphasis"><text:span text:style-name="T40">method argument is bound to a URI template variable</text:span></text:span><text:span text:style-name="T32">. We can specify the URI template with the </text:span><text:span text:style-name="Emphasis"><text:span text:style-name="T32">@RequestMapping </text:span></text:span><text:span text:style-name="T32">annotation and bind a method argument to one of the template parts with </text:span><text:span text:style-name="Emphasis"><text:span text:style-name="T32">@PathVariable</text:span></text:span><text:span text:style-name="T32">.</text:span></text:h>
      <text:h text:style-name="P44" text:outline-level="3">@RequestAttribute</text:h>
      <text:h text:style-name="P28" text:outline-level="3"><text:span text:style-name="T11">This annotation is used to bind the request attribute to a handler method parameter. Spring retrieves the named attribute's value to populate the parameter annotated with </text:span><text:span text:style-name="Source_20_Text"><text:span text:style-name="T23">@RequestAttribute</text:span></text:span><text:span text:style-name="T11">. While the </text:span><text:span text:style-name="Source_20_Text"><text:span text:style-name="T23">@RequestParamannotation </text:span></text:span><text:span text:style-name="T11">is used to bind the parameter values from a query string, </text:span><text:span text:style-name="Source_20_Text"><text:span text:style-name="T23">@RequestAttribute </text:span></text:span><text:span text:style-name="T11"><text:s/>is used to access the objects that have been populated on the server-side.</text:span></text:h>
      <text:h text:style-name="P44" text:outline-level="3">@RequestBody</text:h>
      <text:p text:style-name="P22"><text:span text:style-name="T11">This annotation is used to annotate request handler method arguments. The </text:span><text:span text:style-name="Source_20_Text"><text:span text:style-name="T23">@RequestBody </text:span></text:span><text:span text:style-name="T11">annotation indicates that a method parameter should be bound to the value of the HTTP request body. The </text:span><text:span text:style-name="Source_20_Text"><text:span text:style-name="T23">HttpMessageConveter </text:span></text:span><text:span text:style-name="T11">is responsible for converting from the HTTP request message to object.</text:span></text:p>
      <text:p text:style-name="Text_20_body">@RequestHeader</text:p>
      <text:p text:style-name="P22"><text:span text:style-name="T11">This annotation is used to annotate request handler method arguments. The </text:span><text:span text:style-name="Source_20_Text"><text:span text:style-name="T23">@RequestHeader</text:span></text:span><text:span text:style-name="T11">annotation is used to map the controller parameter to request header value. When Spring maps the request,</text:span><text:span text:style-name="Source_20_Text"><text:span text:style-name="T23">@RequestHeader</text:span></text:span><text:span text:style-name="T11">checks the header with the name specified within the annotation and binds its value to the handler method parameter. This annotation helps you to get the header details within the controller class.</text:span></text:p>
      <text:h text:style-name="P31" text:outline-level="3">@RequestParam</text:h>
      <text:p text:style-name="P22"><text:span text:style-name="T11">This annotation is used to annotate request handler method arguments. Sometimes you get the parameters in the request URL, mostly in GET requests. In that case, along with the </text:span><text:span text:style-name="Source_20_Text"><text:span text:style-name="T23">@RequestMapping </text:span></text:span><text:span text:style-name="T11">annotation, you can use the </text:span><text:span text:style-name="Source_20_Text"><text:span text:style-name="T23">@RequestParam </text:span></text:span><text:span text:style-name="T11">annotation to retrieve </text:span><text:soft-page-break/><text:span text:style-name="T11">the URL parameter and map it to the method argument. The </text:span><text:span text:style-name="Source_20_Text"><text:span text:style-name="T23">@RequestParam </text:span></text:span><text:span text:style-name="T11">annotation is used to bind request parameters to a method parameter in your</text:span></text:p>
      <text:h text:style-name="P42" text:outline-level="3">@RequestPart</text:h>
      <text:p text:style-name="P22"><text:span text:style-name="T21">This annotation is used to annotate request handler method arguments. The </text:span><text:span text:style-name="Source_20_Text"><text:span text:style-name="T27">@RequestPart </text:span></text:span><text:span text:style-name="T21">annotation can be used instead </text:span><text:a xlink:type="simple" xlink:href="mailto:of@RequestParam" text:style-name="Internet_20_link" text:visited-style-name="Visited_20_Internet_20_Link">of</text:a><text:a xlink:type="simple" xlink:href="mailto:of@RequestParam" text:style-name="Internet_20_link" text:visited-style-name="Visited_20_Internet_20_Link"><text:span text:style-name="Source_20_Text">@RequestParam</text:span></text:a><text:span text:style-name="Source_20_Text"><text:span text:style-name="T27"> </text:span></text:span><text:span text:style-name="T21">to get the content of a specific multipart and bind it to the method argument annotated with <text:s/></text:span><text:span text:style-name="Source_20_Text"><text:span text:style-name="T27">@RequestPart</text:span></text:span><text:span text:style-name="T21">. This annotation takes into consideration the “Content-Type” header in the multipart (request part).</text:span></text:p>
      <text:h text:style-name="P31" text:outline-level="3">@ResponseBody</text:h>
      <text:p text:style-name="P22"><text:span text:style-name="T11">This annotation is used to annotate request handler methods. The </text:span><text:span text:style-name="Source_20_Text"><text:span text:style-name="T23">@ResponseBody </text:span></text:span><text:span text:style-name="T11">annotation is similar to the </text:span><text:span text:style-name="Source_20_Text"><text:span text:style-name="T23">@RequestBody </text:span></text:span><text:span text:style-name="T11">annotation. The</text:span><text:span text:style-name="Source_20_Text"><text:span text:style-name="T23">@ResponseBody</text:span></text:span><text:span text:style-name="T11">annotation indicates that the result type should be written straight in the response body in whatever format you specify like JSON or XML. Spring converts the returned object into a response body by using the</text:span><text:span text:style-name="Source_20_Text"><text:span text:style-name="T23">HttpMessageConveter</text:span></text:span><text:span text:style-name="T11">.</text:span></text:p>
      <text:h text:style-name="P31" text:outline-level="3">@ResponseStatus</text:h>
      <text:p text:style-name="P22"><text:span text:style-name="T11">This annotation is used on methods and exception classes. </text:span><text:span text:style-name="Source_20_Text"><text:span text:style-name="T23">@ResponseStatus </text:span></text:span><text:span text:style-name="T11">marks a method or exception class with a status code and a reason that must be returned. When the handler method is invoked the status code is set to the HTTP response which overrides the status information provided by any other means. A controller class can also be annotated with <text:s/></text:span><text:span text:style-name="Source_20_Text"><text:span text:style-name="T23">@ResponseStatus</text:span></text:span><text:span text:style-name="T11">, which is then inherited by all </text:span><text:span text:style-name="Source_20_Text"><text:span text:style-name="T23">@RequestMapping </text:span></text:span><text:span text:style-name="T11">methods.</text:span></text:p>
      <text:h text:style-name="P31" text:outline-level="3">@ControllerAdvice</text:h>
      <text:p text:style-name="P22"><text:span text:style-name="T11">This annotation is applied at the class level. As explained earlier, for each controller, you can use</text:span><text:span text:style-name="Source_20_Text"><text:span text:style-name="T23">@ExceptionHandler</text:span></text:span><text:span text:style-name="T11">on a method that will be called when a given exception occurs. But this handles only those exceptions that occur within the controller in which it is defined. To overcome this problem, you can now use the</text:span><text:span text:style-name="Source_20_Text"><text:span text:style-name="T23">@ControllerAdvice</text:span></text:span><text:span text:style-name="T11">annotation. This annotation is used to define </text:span><text:span text:style-name="Source_20_Text"><text:span text:style-name="T23">@ExceptionHandler</text:span></text:span><text:span text:style-name="T11">,</text:span><text:span text:style-name="Source_20_Text"><text:span text:style-name="T23">@InitBinder</text:span></text:span><text:span text:style-name="T11">, and</text:span><text:span text:style-name="Source_20_Text"><text:span text:style-name="T23">@ModelAttribute</text:span></text:span><text:span text:style-name="T11">methods that apply to all</text:span><text:span text:style-name="Source_20_Text"><text:span text:style-name="T23">@RequestMapping</text:span></text:span><text:span text:style-name="T11">methods. Thus, if you define the</text:span><text:span text:style-name="Source_20_Text"><text:span text:style-name="T23">@ExceptionHandler</text:span></text:span><text:span text:style-name="T11">annotation on a method in </text:span><text:a xlink:type="simple" xlink:href="mailto:a@ControllerAdvice" text:style-name="Internet_20_link" text:visited-style-name="Visited_20_Internet_20_Link">a</text:a><text:a xlink:type="simple" xlink:href="mailto:a@ControllerAdvice" text:style-name="Internet_20_link" text:visited-style-name="Visited_20_Internet_20_Link"><text:span text:style-name="Source_20_Text"><text:span text:style-name="T23">@ControllerAdvice</text:span></text:span></text:a><text:span text:style-name="Source_20_Text"><text:span text:style-name="T16"> </text:span></text:span><text:span text:style-name="T14">C</text:span><text:span text:style-name="T11">lass, it will be applied to all the controlle</text:span><text:span text:style-name="T10">rs.</text:span></text:p>
      <text:h text:style-name="P31" text:outline-level="3">@RestController</text:h>
      <text:p text:style-name="P22"><text:span text:style-name="T11">This annotation is used at the class level. The </text:span><text:span text:style-name="Source_20_Text"><text:span text:style-name="T23">@RestController </text:span></text:span><text:span text:style-name="T11">annotation marks the class as a controller where every method returns a domain object instead of a view. By annotating a class with this annotation, you no longer need to add </text:span><text:span text:style-name="Source_20_Text"><text:span text:style-name="T23">@ResponseBody</text:span></text:span><text:span text:style-name="Source_20_Text"><text:span text:style-name="T24">t</text:span></text:span><text:span text:style-name="T11">o all the </text:span><text:span text:style-name="Source_20_Text"><text:span text:style-name="T23">RequestMapping </text:span></text:span><text:span text:style-name="T11">methods. It means that you no long use view-resolvers or send HTML in response. You just send the domain object as an HTTP response in the format that is understood by the consumers, like JSON.</text:span></text:p>
      <text:p text:style-name="P22"><text:soft-page-break/><text:span text:style-name="Source_20_Text"><text:span text:style-name="T23">@RestController</text:span></text:span><text:bookmark text:name="_tmp_pre_135"/><text:span text:style-name="Source_20_Text"><text:span text:style-name="T23"> </text:span></text:span><text:span text:style-name="T11">is a convenience annotation that combines </text:span><text:span text:style-name="Source_20_Text"><text:span text:style-name="T23">@Controller</text:span></text:span><text:span text:style-name="T11"> and <text:s/></text:span><text:span text:style-name="Source_20_Text"><text:span text:style-name="T23">@ResponseBody</text:span></text:span><text:span text:style-name="T11">.</text:span></text:p>
      <text:h text:style-name="P31" text:outline-level="3">@RestControllerAdvice</text:h>
      <text:p text:style-name="P22"><text:span text:style-name="T11">This annotation is applied to Java classes. </text:span><text:span text:style-name="Source_20_Text"><text:span text:style-name="T23">@RestControllerAdvice </text:span></text:span><text:span text:style-name="T11">is a convenience annotation that </text:span><text:a xlink:type="simple" xlink:href="mailto:combines@ControllerAdvice" text:style-name="Internet_20_link" text:visited-style-name="Visited_20_Internet_20_Link"><text:span text:style-name="T18">combines</text:span></text:a><text:a xlink:type="simple" xlink:href="mailto:combines@ControllerAdvice" text:style-name="Internet_20_link" text:visited-style-name="Visited_20_Internet_20_Link"><text:span text:style-name="T11"> </text:span></text:a><text:a xlink:type="simple" xlink:href="mailto:combines@ControllerAdvice" text:style-name="Internet_20_link" text:visited-style-name="Visited_20_Internet_20_Link"><text:span text:style-name="Source_20_Text"><text:span text:style-name="T23">@ControllerAdvice</text:span></text:span></text:a><text:a xlink:type="simple" xlink:href="mailto:combines@ControllerAdviceand" text:style-name="Internet_20_link" text:visited-style-name="Visited_20_Internet_20_Link"><text:span text:style-name="Source_20_Text"> </text:span></text:a><text:a xlink:type="simple" xlink:href="mailto:combines@ControllerAdviceand" text:style-name="Internet_20_link" text:visited-style-name="Visited_20_Internet_20_Link">and</text:a><text:span text:style-name="T11"> </text:span><text:span text:style-name="Source_20_Text"><text:span text:style-name="T23">@ResponseBody</text:span></text:span><text:span text:style-name="T11">. This annotation is used along with the</text:span><text:span text:style-name="Source_20_Text"><text:span text:style-name="T23">@ExceptionHandler</text:span></text:span><text:span text:style-name="T11">annotation to handle exceptions that occur within the controller.</text:span></text:p>
      <text:h text:style-name="P31" text:outline-level="3">@SessionAttribute</text:h>
      <text:p text:style-name="P22"><text:span text:style-name="T11">This annotation is used at the method parameter level. The </text:span><text:span text:style-name="Source_20_Text"><text:span text:style-name="T23">@SessionAttribute </text:span></text:span><text:span text:style-name="T11">annotation is used to bind the method parameter to a session attribute. This annotation provides convenient access to the existing or permanent session attributes.</text:span></text:p>
      <text:h text:style-name="P31" text:outline-level="3">@SessionAttributes</text:h>
      <text:p text:style-name="P22"><text:span text:style-name="T11">This annotation is applied at the type level for a specific handler. </text:span><text:a xlink:type="simple" xlink:href="mailto:The@SessionAtrributes" text:style-name="Internet_20_link" text:visited-style-name="Visited_20_Internet_20_Link">The </text:a><text:a xlink:type="simple" xlink:href="mailto:The@SessionAtrributes" text:style-name="Internet_20_link" text:visited-style-name="Visited_20_Internet_20_Link"><text:span text:style-name="Source_20_Text">@SessionAtrributes</text:span></text:a><text:span text:style-name="Source_20_Text"><text:span text:style-name="T23"> </text:span></text:span><text:span text:style-name="T11">annotation is used when you want to add a JavaBean object into a session. This is used when you want to keep the object in session for short-lived. </text:span><text:span text:style-name="Source_20_Text"><text:span text:style-name="T23">@SessionAttributes </text:span></text:span><text:span text:style-name="Source_20_Text"><text:span text:style-name="T24">i</text:span></text:span><text:span text:style-name="T11">s used in conjunction with </text:span><text:span text:style-name="Source_20_Text"><text:span text:style-name="T23">@ModelAttribute</text:span></text:span><text:span text:style-name="T11">.</text:span></text:p>
      <text:h text:style-name="P42" text:outline-level="3">@Transactional</text:h>
      <text:p text:style-name="P22"><text:span text:style-name="T11">This annotation is placed before an interface definition, a method on an interface, a class definition, or a public method on a class. The mere presence of </text:span><text:span text:style-name="Source_20_Text"><text:span text:style-name="T23">@Transactional</text:span></text:span><text:span text:style-name="T11"> is not enough to activate the transactional behavior. The </text:span><text:span text:style-name="Source_20_Text"><text:span text:style-name="T23">@Transactional</text:span></text:span><text:span text:style-name="T11"> is simply metadata that can be consumed by some runtime infrastructure. This infrastructure uses the metadata to configure the appropriate beans with transactional behavior.</text:span></text:p>
      <text:p text:style-name="P25">The annotation further supports configuration like:</text:p>
      <text:list xml:id="list3739198676" text:style-name="L2">
        <text:list-item>
          <text:p text:style-name="P41">The Propagation type of the transaction</text:p>
        </text:list-item>
        <text:list-item>
          <text:p text:style-name="P41">The Isolation level of the transaction</text:p>
        </text:list-item>
        <text:list-item>
          <text:p text:style-name="P41">A timeout for the operation wrapped by the transaction</text:p>
        </text:list-item>
        <text:list-item>
          <text:p text:style-name="P41">A read-only flag — a hint for the persistence provider that the transaction must be read onlyThe rollback rules for the transaction</text:p>
        </text:list-item>
      </text:list>
      <text:h text:style-name="P33" text:outline-level="3">@ContextConfiguration</text:h>
      <text:p text:style-name="P22"><text:span text:style-name="T11">This annotation is a class-level annotation that defines metadata used to determine which configuration files to use to the load the </text:span><text:span text:style-name="Source_20_Text"><text:span text:style-name="T23">ApplicationContext </text:span></text:span><text:span text:style-name="T11">for your test. More specifically, </text:span><text:span text:style-name="Source_20_Text"><text:span text:style-name="T23">@ContextConfiguration </text:span></text:span><text:span text:style-name="T11"><text:s/>declares the annotated classes that will be used to load the context. You can also tell Spring where to locate</text:span></text:p>
      <text:h text:style-name="P33" text:outline-level="3"><text:soft-page-break/>@Timed</text:h>
      <text:p text:style-name="P22"><text:span text:style-name="T11">This annotation is used on methods. The </text:span><text:span text:style-name="Source_20_Text"><text:span text:style-name="T23">@Timed </text:span></text:span><text:span text:style-name="T11">annotation indicates that the annotated test method must finish its execution at the specified time period (in milliseconds). If the execution exceeds the specified time in the annotation, the test fails.</text:span></text:p>
      <text:h text:style-name="P33" text:outline-level="3">@RollBack</text:h>
      <text:p text:style-name="P22"><text:span text:style-name="T11">This annotation can be used as both class-level and method-level annotation. The </text:span><text:span text:style-name="Source_20_Text"><text:span text:style-name="T23">@RollBack </text:span></text:span><text:span text:style-name="T11">annotation indicates whether the transaction of a transactional test method must be rolled back after the test completes its execution. If this true, </text:span><text:span text:style-name="Source_20_Text"><text:span text:style-name="T23">@Rollback(true)</text:span></text:span><text:span text:style-name="T11">, the transaction is rolled back. Otherwise, the transaction is committed. </text:span><text:span text:style-name="Source_20_Text"><text:span text:style-name="T23">@Commit </text:span></text:span><text:span text:style-name="T11"><text:s/>is used instead of </text:span><text:span text:style-name="Source_20_Text"><text:span text:style-name="T23">@RollBack(false)</text:span></text:span><text:span text:style-name="T11">.</text:span></text:p>
      <text:p text:style-name="P25">When used at the class level, this annotation defines the rollback for all test methods within the class.</text:p>
      <text:p text:style-name="P22"><text:span text:style-name="T11">When declared as a method level annotation, </text:span><text:span text:style-name="Source_20_Text"><text:span text:style-name="T23">@RollBack </text:span></text:span><text:span text:style-name="T11">specifies the rollback for specific test methods overriding the class level rollback semantics.</text:span></text:p>
      <text:h text:style-name="P32" text:outline-level="3"><text:span text:style-name="Emphasis"><text:span text:style-name="T54">@Param</text:span></text:span></text:h>
      <text:p text:style-name="P18"><text:span text:style-name="T32">We can pass named parameters to our queries using </text:span><text:span text:style-name="Emphasis"><text:span text:style-name="T32">@Param</text:span></text:span><text:span text:style-name="T32">:</text:span></text:p>
      <text:p text:style-name="P14"><text:span text:style-name="Source_20_Text"><text:span text:style-name="T33"><text:tab/></text:span></text:span><text:span text:style-name="Source_20_Text">@Query</text:span><text:span text:style-name="Source_20_Text"><text:span text:style-name="T9">(</text:span></text:span><text:span text:style-name="Source_20_Text"><text:span text:style-name="T43">"FROM Person p WHERE p.name = :name"</text:span></text:span><text:span text:style-name="Source_20_Text"><text:span text:style-name="T9">)</text:span></text:span></text:p>
      <text:p text:style-name="P8"><text:span text:style-name="Source_20_Text"><text:span text:style-name="T9"><text:tab/>Person findByName(</text:span></text:span><text:span text:style-name="Source_20_Text"><text:span text:style-name="T46">@Param</text:span></text:span><text:span text:style-name="Source_20_Text"><text:span text:style-name="T9">(</text:span></text:span><text:span text:style-name="Source_20_Text"><text:span text:style-name="T43">"name"</text:span></text:span><text:span text:style-name="Source_20_Text"><text:span text:style-name="T9">) String name);</text:span></text:span></text:p>
      <text:h text:style-name="P10" text:outline-level="3"><text:span text:style-name="Emphasis"><text:span text:style-name="T31">@Id</text:span></text:span></text:h>
      <text:p text:style-name="P9"><text:span text:style-name="Emphasis"><text:span text:style-name="T35">@Id </text:span></text:span><text:span text:style-name="Emphasis"><text:span text:style-name="T33">marks a field in a model class as the primary key:</text:span></text:span></text:p>
      <text:p text:style-name="P7"><text:span text:style-name="Source_20_Text"><text:span text:style-name="T9"><text:tab/><text:tab/></text:span></text:span><text:span text:style-name="Source_20_Text"><text:span text:style-name="T46">@Id</text:span></text:span><text:span text:style-name="Source_20_Text"><text:span text:style-name="T36"> </text:span></text:span></text:p>
      <text:p text:style-name="P7"><text:span text:style-name="Source_20_Text"><text:span text:style-name="T9"><text:tab/><text:tab/>Long id;</text:span></text:span></text:p>
      <text:h text:style-name="P11" text:outline-level="3"><text:span text:style-name="Emphasis"><text:span text:style-name="T31">@Transient</text:span></text:span></text:h>
      <text:p text:style-name="P15">We can use this annotation to mark a field in a model class as transient. Hence the data store engine won't read or write this field's value:</text:p>
      <text:p text:style-name="P13"><text:span text:style-name="Source_20_Text"><text:span text:style-name="T36"> <text:tab/><text:tab/><text:tab/></text:span></text:span><text:span text:style-name="Source_20_Text"><text:span text:style-name="T46">@Transient</text:span></text:span><text:span text:style-name="Source_20_Text"><text:span text:style-name="T37"> </text:span></text:span><text:span text:style-name="Source_20_Text"><text:span text:style-name="T42">int</text:span></text:span><text:span text:style-name="T38"> </text:span><text:span text:style-name="Source_20_Text"><text:span text:style-name="T8">age;</text:span></text:span></text:p>
      <text:h text:style-name="P21" text:outline-level="3"><text:span text:style-name="Emphasis"><text:span text:style-name="T52">@CreatedBy</text:span></text:span><text:span text:style-name="T53">, </text:span><text:span text:style-name="Emphasis"><text:span text:style-name="T52">@LastModifiedBy, @CreatedDate</text:span></text:span><text:span text:style-name="T53">, </text:span><text:span text:style-name="Emphasis"><text:span text:style-name="T52">@LastModifiedDate</text:span></text:span></text:h>
      <text:p text:style-name="P15"><text:span text:style-name="Emphasis"><text:span text:style-name="T50">With these annotations, we can audit our model classes: Spring automatically populates the annotated fields with the principal who created the object, last modified it, and the date of creation, and last modification:</text:span></text:span></text:p>
      <text:h text:style-name="P19" text:outline-level="3"><text:span text:style-name="Emphasis"><text:span text:style-name="T29">@Query</text:span></text:span></text:h>
      <text:p text:style-name="P17"><text:span text:style-name="T32">With </text:span><text:span text:style-name="Emphasis"><text:span text:style-name="T32">@Query</text:span></text:span><text:span text:style-name="T32">, we can provide a JPQL implementation for a repository method:</text:span></text:p>
      <text:p text:style-name="P18"><text:span text:style-name="Emphasis"><text:span text:style-name="T28"><text:tab/></text:span></text:span><text:span text:style-name="Emphasis"><text:span text:style-name="Source_20_Text"><text:span text:style-name="T45">@Query</text:span></text:span></text:span><text:span text:style-name="Emphasis"><text:span text:style-name="Source_20_Text"><text:span text:style-name="T8">(</text:span></text:span></text:span><text:span text:style-name="Emphasis"><text:span text:style-name="Source_20_Text"><text:span text:style-name="T42">"SELECT COUNT(*) FROM Person p"</text:span></text:span></text:span><text:span text:style-name="Emphasis"><text:span text:style-name="Source_20_Text"><text:span text:style-name="T8">)</text:span></text:span></text:span></text:p>
      <text:p text:style-name="P8"><text:span text:style-name="Source_20_Text"><text:span text:style-name="T42"><text:tab/>long</text:span></text:span><text:span text:style-name="T38"> </text:span><text:span text:style-name="Source_20_Text"><text:span text:style-name="T8">getPersonCount();</text:span></text:span></text:p>
      <text:h text:style-name="P12" text:outline-level="3"><text:soft-page-break/><text:span text:style-name="Emphasis"><text:span text:style-name="T31">@Procedure</text:span></text:span></text:h>
      <text:p text:style-name="P18"><text:span text:style-name="Strong_20_Emphasis"><text:span text:style-name="T34">With Spring Data JPA we can easily call stored procedures from repositories.</text:span></text:span></text:p>
      <text:p text:style-name="P16">First, we need to declare the repository on the entity class using standard JPA annotations:</text:p>
      <text:p text:style-name="P16"/>
      <text:h text:style-name="P12" text:outline-level="3"><text:span text:style-name="Emphasis"><text:span text:style-name="T31">@Modifying</text:span></text:span></text:h>
      <text:p text:style-name="P17"><text:span text:style-name="T32">We can modify data with a repository method if we annotate it with </text:span><text:span text:style-name="Emphasis"><text:span text:style-name="T32">@Modifying</text:span></text:span><text:span text:style-name="T32">:</text:span></text:p>
      <text:p text:style-name="P14"><text:span text:style-name="Source_20_Text"><text:span text:style-name="T46">@Modifying</text:span></text:span></text:p>
      <text:p text:style-name="P8"><text:span text:style-name="Source_20_Text"><text:span text:style-name="T45">@Query</text:span></text:span><text:span text:style-name="Source_20_Text"><text:span text:style-name="T8">(</text:span></text:span><text:span text:style-name="Source_20_Text"><text:span text:style-name="T42">"UPDATE Person p SET p.name = :name WHERE p.id = :id"</text:span></text:span><text:span text:style-name="Source_20_Text"><text:span text:style-name="T8">)</text:span></text:span></text:p>
      <text:p text:style-name="P8"><text:span text:style-name="Source_20_Text"><text:span text:style-name="T42">void</text:span></text:span><text:span text:style-name="T38"> </text:span><text:span text:style-name="Source_20_Text"><text:span text:style-name="T8">changeName(</text:span></text:span><text:span text:style-name="Source_20_Text"><text:span text:style-name="T45">@Param</text:span></text:span><text:span text:style-name="Source_20_Text"><text:span text:style-name="T8">(</text:span></text:span><text:span text:style-name="Source_20_Text"><text:span text:style-name="T42">"id"</text:span></text:span><text:span text:style-name="Source_20_Text"><text:span text:style-name="T8">) </text:span></text:span><text:span text:style-name="Source_20_Text"><text:span text:style-name="T42">long</text:span></text:span><text:span text:style-name="T38"> </text:span><text:span text:style-name="Source_20_Text"><text:span text:style-name="T8">id, </text:span></text:span><text:span text:style-name="Source_20_Text"><text:span text:style-name="T45">@Param</text:span></text:span><text:span text:style-name="Source_20_Text"><text:span text:style-name="T8">(</text:span></text:span><text:span text:style-name="Source_20_Text"><text:span text:style-name="T42">"name"</text:span></text:span><text:span text:style-name="Source_20_Text"><text:span text:style-name="T8">) String n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erif"/>
    <style:font-face style:name="Helvetica Neue" svg:font-family="'Helvetica Neue', Helvetica, Arial, sans-serif"/>
    <style:font-face style:name="Lohit Devanagari1" svg:font-family="'Lohit Devanagari'"/>
    <style:font-face style:name="Menlo" svg:font-family="Menlo, Monaco, Consolas, 'Courier New', monospace"/>
    <style:font-face style:name="Raleway" svg:font-family="Raleway"/>
    <style:font-face style:name="Roboto" svg:font-family="Roboto, sans-serif"/>
    <style:font-face style:name="Source Code Pro" svg:font-family="'Source Code Pro', Consolas, 'Bitstream Vera Sans Mono', 'Courier New', Courier, monospace"/>
    <style:font-face style:name="monospace" svg:font-family="monospace"/>
    <style:font-face style:name="var font-family--heading" svg:font-family="'var font-family--heading'"/>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09:56:46.723613544</meta:creation-date>
    <dc:date>2020-02-21T19:09:24.210149546</dc:date>
    <meta:editing-duration>PT2H21M29S</meta:editing-duration>
    <meta:editing-cycles>44</meta:editing-cycles>
    <meta:generator>LibreOffice/6.0.7.3$Linux_X86_64 LibreOffice_project/00m0$Build-3</meta:generator>
    <meta:document-statistic meta:table-count="0" meta:image-count="0" meta:object-count="0" meta:page-count="10" meta:paragraph-count="144" meta:word-count="2941" meta:character-count="19994" meta:non-whitespace-character-count="17075"/>
  </office:meta>
</office:document-meta>
</file>